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>
        <table:iteration table:maximum-difference="0.00000000001"/>
      </table:calculation-settings>
      <table:table table:name="Sheet1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nit</text:p>
          </table:table-cell>
          <table:table-cell table:number-columns-repeated="4"/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70" calcext:value-type="float">
            <text:p>2070</text:p>
          </table:table-cell>
          <table:table-cell office:value-type="float" office:value="2080" calcext:value-type="float">
            <text:p>2080</text:p>
          </table:table-cell>
          <table:table-cell office:value-type="float" office:value="2090" calcext:value-type="float">
            <text:p>2090</text:p>
          </table:table-cell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 office:value-type="float" office:value="2130" calcext:value-type="float">
            <text:p>2130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office:value-type="float" office:value="0.7180047" calcext:value-type="float">
            <text:p>0.7180047</text:p>
          </table:table-cell>
          <table:table-cell office:value-type="float" office:value="0.6697728" calcext:value-type="float">
            <text:p>0.6697728</text:p>
          </table:table-cell>
          <table:table-cell office:value-type="float" office:value="0.6522286" calcext:value-type="float">
            <text:p>0.6522286</text:p>
          </table:table-cell>
          <table:table-cell office:value-type="float" office:value="0.6962074" calcext:value-type="float">
            <text:p>0.6962074</text:p>
          </table:table-cell>
          <table:table-cell office:value-type="float" office:value="0.7748215" calcext:value-type="float">
            <text:p>0.7748215</text:p>
          </table:table-cell>
          <table:table-cell office:value-type="float" office:value="0.890145" calcext:value-type="float">
            <text:p>0.890145</text:p>
          </table:table-cell>
          <table:table-cell office:value-type="float" office:value="0.9864254" calcext:value-type="float">
            <text:p>0.9864254</text:p>
          </table:table-cell>
          <table:table-cell office:value-type="float" office:value="1.0939204" calcext:value-type="float">
            <text:p>1.0939204</text:p>
          </table:table-cell>
          <table:table-cell office:value-type="float" office:value="1.1928622" calcext:value-type="float">
            <text:p>1.1928622</text:p>
          </table:table-cell>
          <table:table-cell office:value-type="float" office:value="1.2475424" calcext:value-type="float">
            <text:p>1.2475424</text:p>
          </table:table-cell>
          <table:table-cell office:value-type="float" office:value="1.2017965" calcext:value-type="float">
            <text:p>1.2017965</text:p>
          </table:table-cell>
          <table:table-cell office:value-type="float" office:value="1.1004536" calcext:value-type="float">
            <text:p>1.1004536</text:p>
          </table:table-cell>
          <table:table-cell office:value-type="float" office:value="1.0844553" calcext:value-type="float">
            <text:p>1.0844553</text:p>
          </table:table-cell>
          <table:table-cell office:value-type="float" office:value="1.020861" calcext:value-type="float">
            <text:p>1.020861</text:p>
          </table:table-cell>
          <table:table-cell office:value-type="float" office:value="0.8909994" calcext:value-type="float">
            <text:p>0.8909994</text:p>
          </table:table-cell>
          <table:table-cell office:value-type="float" office:value="0.7602605" calcext:value-type="float">
            <text:p>0.7602605</text:p>
          </table:table-cell>
          <table:table-cell office:value-type="float" office:value="0.4846229" calcext:value-type="float">
            <text:p>0.4846229</text:p>
          </table:table-cell>
          <table:table-cell office:value-type="float" office:value="0.4063995" calcext:value-type="float">
            <text:p>0.4063995</text:p>
          </table:table-cell>
          <table:table-cell office:value-type="float" office:value="0.2987415" calcext:value-type="float">
            <text:p>0.2987415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EJ/yr</text:p>
          </table:table-cell>
          <table:table-cell office:value-type="float" office:value="1.6000105" calcext:value-type="float">
            <text:p>1.6000105</text:p>
          </table:table-cell>
          <table:table-cell office:value-type="float" office:value="1.576528" calcext:value-type="float">
            <text:p>1.576528</text:p>
          </table:table-cell>
          <table:table-cell office:value-type="float" office:value="1.7803674" calcext:value-type="float">
            <text:p>1.7803674</text:p>
          </table:table-cell>
          <table:table-cell office:value-type="float" office:value="1.7959804" calcext:value-type="float">
            <text:p>1.7959804</text:p>
          </table:table-cell>
          <table:table-cell office:value-type="float" office:value="1.8580375" calcext:value-type="float">
            <text:p>1.8580375</text:p>
          </table:table-cell>
          <table:table-cell office:value-type="float" office:value="1.4463267" calcext:value-type="float">
            <text:p>1.4463267</text:p>
          </table:table-cell>
          <table:table-cell office:value-type="float" office:value="1.3622799" calcext:value-type="float">
            <text:p>1.3622799</text:p>
          </table:table-cell>
          <table:table-cell office:value-type="float" office:value="1.1995606" calcext:value-type="float">
            <text:p>1.1995606</text:p>
          </table:table-cell>
          <table:table-cell office:value-type="float" office:value="1.0933125" calcext:value-type="float">
            <text:p>1.0933125</text:p>
          </table:table-cell>
          <table:table-cell office:value-type="float" office:value="0.9695855" calcext:value-type="float">
            <text:p>0.9695855</text:p>
          </table:table-cell>
          <table:table-cell office:value-type="float" office:value="1.0016153" calcext:value-type="float">
            <text:p>1.0016153</text:p>
          </table:table-cell>
          <table:table-cell office:value-type="float" office:value="1.0170467" calcext:value-type="float">
            <text:p>1.0170467</text:p>
          </table:table-cell>
          <table:table-cell office:value-type="float" office:value="0.8721076" calcext:value-type="float">
            <text:p>0.8721076</text:p>
          </table:table-cell>
          <table:table-cell office:value-type="float" office:value="0.723579" calcext:value-type="float">
            <text:p>0.723579</text:p>
          </table:table-cell>
          <table:table-cell office:value-type="float" office:value="0.584566" calcext:value-type="float">
            <text:p>0.584566</text:p>
          </table:table-cell>
          <table:table-cell office:value-type="float" office:value="0.4404501" calcext:value-type="float">
            <text:p>0.4404501</text:p>
          </table:table-cell>
          <table:table-cell office:value-type="float" office:value="0.2594897" calcext:value-type="float">
            <text:p>0.2594897</text:p>
          </table:table-cell>
          <table:table-cell office:value-type="float" office:value="0.199306" calcext:value-type="float">
            <text:p>0.199306</text:p>
          </table:table-cell>
          <table:table-cell office:value-type="float" office:value="0.1109703" calcext:value-type="float">
            <text:p>0.1109703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EJ/y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7311" calcext:value-type="float">
            <text:p>0.0197311</text:p>
          </table:table-cell>
          <table:table-cell office:value-type="float" office:value="0.1086732" calcext:value-type="float">
            <text:p>0.1086732</text:p>
          </table:table-cell>
          <table:table-cell office:value-type="float" office:value="0.2205879" calcext:value-type="float">
            <text:p>0.2205879</text:p>
          </table:table-cell>
          <table:table-cell office:value-type="float" office:value="0.3326544" calcext:value-type="float">
            <text:p>0.3326544</text:p>
          </table:table-cell>
          <table:table-cell office:value-type="float" office:value="0.4391635" calcext:value-type="float">
            <text:p>0.4391635</text:p>
          </table:table-cell>
          <table:table-cell office:value-type="float" office:value="0.5123166" calcext:value-type="float">
            <text:p>0.5123166</text:p>
          </table:table-cell>
          <table:table-cell office:value-type="float" office:value="0.6455703" calcext:value-type="float">
            <text:p>0.6455703</text:p>
          </table:table-cell>
          <table:table-cell office:value-type="float" office:value="0.6592684" calcext:value-type="float">
            <text:p>0.6592684</text:p>
          </table:table-cell>
          <table:table-cell office:value-type="float" office:value="0.6814394" calcext:value-type="float">
            <text:p>0.6814394</text:p>
          </table:table-cell>
          <table:table-cell office:value-type="float" office:value="0.6357679" calcext:value-type="float">
            <text:p>0.6357679</text:p>
          </table:table-cell>
          <table:table-cell office:value-type="float" office:value="0.5451635" calcext:value-type="float">
            <text:p>0.5451635</text:p>
          </table:table-cell>
          <table:table-cell office:value-type="float" office:value="0.4062871" calcext:value-type="float">
            <text:p>0.4062871</text:p>
          </table:table-cell>
          <table:table-cell office:value-type="float" office:value="0.2851985" calcext:value-type="float">
            <text:p>0.2851985</text:p>
          </table:table-cell>
          <table:table-cell office:value-type="float" office:value="0.1523716" calcext:value-type="float">
            <text:p>0.1523716</text:p>
          </table:table-cell>
          <table:table-cell office:value-type="float" office:value="0.1283042" calcext:value-type="float">
            <text:p>0.1283042</text:p>
          </table:table-cell>
          <table:table-cell office:value-type="float" office:value="0.0862144" calcext:value-type="float">
            <text:p>0.0862144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EJ/yr</text:p>
          </table:table-cell>
          <table:table-cell office:value-type="float" office:value="4.3970288" calcext:value-type="float">
            <text:p>4.3970288</text:p>
          </table:table-cell>
          <table:table-cell office:value-type="float" office:value="4.1296469" calcext:value-type="float">
            <text:p>4.1296469</text:p>
          </table:table-cell>
          <table:table-cell office:value-type="float" office:value="3.5137779" calcext:value-type="float">
            <text:p>3.5137779</text:p>
          </table:table-cell>
          <table:table-cell office:value-type="float" office:value="3.5617522" calcext:value-type="float">
            <text:p>3.5617522</text:p>
          </table:table-cell>
          <table:table-cell office:value-type="float" office:value="4.011964" calcext:value-type="float">
            <text:p>4.011964</text:p>
          </table:table-cell>
          <table:table-cell office:value-type="float" office:value="3.8347663" calcext:value-type="float">
            <text:p>3.8347663</text:p>
          </table:table-cell>
          <table:table-cell office:value-type="float" office:value="3.6207656" calcext:value-type="float">
            <text:p>3.6207656</text:p>
          </table:table-cell>
          <table:table-cell office:value-type="float" office:value="3.3994554" calcext:value-type="float">
            <text:p>3.3994554</text:p>
          </table:table-cell>
          <table:table-cell office:value-type="float" office:value="3.3017594" calcext:value-type="float">
            <text:p>3.3017594</text:p>
          </table:table-cell>
          <table:table-cell office:value-type="float" office:value="3.1756517" calcext:value-type="float">
            <text:p>3.1756517</text:p>
          </table:table-cell>
          <table:table-cell office:value-type="float" office:value="3.1632265" calcext:value-type="float">
            <text:p>3.1632265</text:p>
          </table:table-cell>
          <table:table-cell office:value-type="float" office:value="3.1839575" calcext:value-type="float">
            <text:p>3.1839575</text:p>
          </table:table-cell>
          <table:table-cell office:value-type="float" office:value="3.1220497" calcext:value-type="float">
            <text:p>3.1220497</text:p>
          </table:table-cell>
          <table:table-cell office:value-type="float" office:value="3.1509324" calcext:value-type="float">
            <text:p>3.1509324</text:p>
          </table:table-cell>
          <table:table-cell office:value-type="float" office:value="3.3065615" calcext:value-type="float">
            <text:p>3.3065615</text:p>
          </table:table-cell>
          <table:table-cell office:value-type="float" office:value="3.4832222" calcext:value-type="float">
            <text:p>3.4832222</text:p>
          </table:table-cell>
          <table:table-cell office:value-type="float" office:value="2.6833231" calcext:value-type="float">
            <text:p>2.6833231</text:p>
          </table:table-cell>
          <table:table-cell office:value-type="float" office:value="2.1674454" calcext:value-type="float">
            <text:p>2.1674454</text:p>
          </table:table-cell>
          <table:table-cell office:value-type="float" office:value="1.7527167" calcext:value-type="float">
            <text:p>1.7527167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olids</text:p>
          </table:table-cell>
          <table:table-cell office:value-type="string" calcext:value-type="string">
            <text:p>EJ/yr</text:p>
          </table:table-cell>
          <table:table-cell office:value-type="float" office:value="0.3264021" calcext:value-type="float">
            <text:p>0.3264021</text:p>
          </table:table-cell>
          <table:table-cell office:value-type="float" office:value="0.2812884" calcext:value-type="float">
            <text:p>0.2812884</text:p>
          </table:table-cell>
          <table:table-cell office:value-type="float" office:value="0.3157614" calcext:value-type="float">
            <text:p>0.3157614</text:p>
          </table:table-cell>
          <table:table-cell office:value-type="float" office:value="0.2291432" calcext:value-type="float">
            <text:p>0.2291432</text:p>
          </table:table-cell>
          <table:table-cell office:value-type="float" office:value="0.2103879" calcext:value-type="float">
            <text:p>0.2103879</text:p>
          </table:table-cell>
          <table:table-cell office:value-type="float" office:value="0.1667617" calcext:value-type="float">
            <text:p>0.1667617</text:p>
          </table:table-cell>
          <table:table-cell office:value-type="float" office:value="0.1801336" calcext:value-type="float">
            <text:p>0.1801336</text:p>
          </table:table-cell>
          <table:table-cell office:value-type="float" office:value="0.15893" calcext:value-type="float">
            <text:p>0.15893</text:p>
          </table:table-cell>
          <table:table-cell office:value-type="float" office:value="0.1796916" calcext:value-type="float">
            <text:p>0.1796916</text:p>
          </table:table-cell>
          <table:table-cell office:value-type="float" office:value="0.1956231" calcext:value-type="float">
            <text:p>0.1956231</text:p>
          </table:table-cell>
          <table:table-cell office:value-type="float" office:value="0.1831007" calcext:value-type="float">
            <text:p>0.1831007</text:p>
          </table:table-cell>
          <table:table-cell office:value-type="float" office:value="0.1186529" calcext:value-type="float">
            <text:p>0.1186529</text:p>
          </table:table-cell>
          <table:table-cell office:value-type="float" office:value="0.111353" calcext:value-type="float">
            <text:p>0.111353</text:p>
          </table:table-cell>
          <table:table-cell office:value-type="float" office:value="0.1018375" calcext:value-type="float">
            <text:p>0.1018375</text:p>
          </table:table-cell>
          <table:table-cell office:value-type="float" office:value="0.0790302" calcext:value-type="float">
            <text:p>0.0790302</text:p>
          </table:table-cell>
          <table:table-cell office:value-type="float" office:value="0.0516894" calcext:value-type="float">
            <text:p>0.0516894</text:p>
          </table:table-cell>
          <table:table-cell office:value-type="float" office:value="0.0316795" calcext:value-type="float">
            <text:p>0.0316795</text:p>
          </table:table-cell>
          <table:table-cell office:value-type="float" office:value="0.0270281" calcext:value-type="float">
            <text:p>0.0270281</text:p>
          </table:table-cell>
          <table:table-cell office:value-type="float" office:value="0.0187451" calcext:value-type="float">
            <text:p>0.0187451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office:value-type="float" office:value="0.5130434" calcext:value-type="float">
            <text:p>0.5130434</text:p>
          </table:table-cell>
          <table:table-cell office:value-type="float" office:value="0.4507262" calcext:value-type="float">
            <text:p>0.4507262</text:p>
          </table:table-cell>
          <table:table-cell office:value-type="float" office:value="0.4164356" calcext:value-type="float">
            <text:p>0.4164356</text:p>
          </table:table-cell>
          <table:table-cell office:value-type="float" office:value="0.4252508" calcext:value-type="float">
            <text:p>0.4252508</text:p>
          </table:table-cell>
          <table:table-cell office:value-type="float" office:value="0.4414233" calcext:value-type="float">
            <text:p>0.4414233</text:p>
          </table:table-cell>
          <table:table-cell office:value-type="float" office:value="0.4669779" calcext:value-type="float">
            <text:p>0.4669779</text:p>
          </table:table-cell>
          <table:table-cell office:value-type="float" office:value="0.4886849" calcext:value-type="float">
            <text:p>0.4886849</text:p>
          </table:table-cell>
          <table:table-cell office:value-type="float" office:value="0.5099202" calcext:value-type="float">
            <text:p>0.5099202</text:p>
          </table:table-cell>
          <table:table-cell office:value-type="float" office:value="0.5206048" calcext:value-type="float">
            <text:p>0.5206048</text:p>
          </table:table-cell>
          <table:table-cell office:value-type="float" office:value="0.5265764" calcext:value-type="float">
            <text:p>0.5265764</text:p>
          </table:table-cell>
          <table:table-cell office:value-type="float" office:value="0.5128216" calcext:value-type="float">
            <text:p>0.5128216</text:p>
          </table:table-cell>
          <table:table-cell office:value-type="float" office:value="0.5152715" calcext:value-type="float">
            <text:p>0.5152715</text:p>
          </table:table-cell>
          <table:table-cell office:value-type="float" office:value="0.4875735" calcext:value-type="float">
            <text:p>0.4875735</text:p>
          </table:table-cell>
          <table:table-cell office:value-type="float" office:value="0.4756208" calcext:value-type="float">
            <text:p>0.4756208</text:p>
          </table:table-cell>
          <table:table-cell office:value-type="float" office:value="0.4565505" calcext:value-type="float">
            <text:p>0.4565505</text:p>
          </table:table-cell>
          <table:table-cell office:value-type="float" office:value="0.4405085" calcext:value-type="float">
            <text:p>0.4405085</text:p>
          </table:table-cell>
          <table:table-cell office:value-type="float" office:value="0.3095312" calcext:value-type="float">
            <text:p>0.3095312</text:p>
          </table:table-cell>
          <table:table-cell office:value-type="float" office:value="0.3128057" calcext:value-type="float">
            <text:p>0.3128057</text:p>
          </table:table-cell>
          <table:table-cell office:value-type="float" office:value="0.256152" calcext:value-type="float">
            <text:p>0.256152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EJ/yr</text:p>
          </table:table-cell>
          <table:table-cell office:value-type="float" office:value="0.453003" calcext:value-type="float">
            <text:p>0.453003</text:p>
          </table:table-cell>
          <table:table-cell office:value-type="float" office:value="0.3522139" calcext:value-type="float">
            <text:p>0.3522139</text:p>
          </table:table-cell>
          <table:table-cell office:value-type="float" office:value="0.331925" calcext:value-type="float">
            <text:p>0.331925</text:p>
          </table:table-cell>
          <table:table-cell office:value-type="float" office:value="0.3115194" calcext:value-type="float">
            <text:p>0.3115194</text:p>
          </table:table-cell>
          <table:table-cell office:value-type="float" office:value="0.2545043" calcext:value-type="float">
            <text:p>0.2545043</text:p>
          </table:table-cell>
          <table:table-cell office:value-type="float" office:value="0.2006474" calcext:value-type="float">
            <text:p>0.2006474</text:p>
          </table:table-cell>
          <table:table-cell office:value-type="float" office:value="0.1560679" calcext:value-type="float">
            <text:p>0.1560679</text:p>
          </table:table-cell>
          <table:table-cell office:value-type="float" office:value="0.1255164" calcext:value-type="float">
            <text:p>0.1255164</text:p>
          </table:table-cell>
          <table:table-cell office:value-type="float" office:value="0.0933246" calcext:value-type="float">
            <text:p>0.0933246</text:p>
          </table:table-cell>
          <table:table-cell office:value-type="float" office:value="0.080182" calcext:value-type="float">
            <text:p>0.080182</text:p>
          </table:table-cell>
          <table:table-cell office:value-type="float" office:value="0.0814073" calcext:value-type="float">
            <text:p>0.0814073</text:p>
          </table:table-cell>
          <table:table-cell office:value-type="float" office:value="0.0779604" calcext:value-type="float">
            <text:p>0.0779604</text:p>
          </table:table-cell>
          <table:table-cell office:value-type="float" office:value="0.0722207" calcext:value-type="float">
            <text:p>0.0722207</text:p>
          </table:table-cell>
          <table:table-cell office:value-type="float" office:value="0.0645578" calcext:value-type="float">
            <text:p>0.0645578</text:p>
          </table:table-cell>
          <table:table-cell office:value-type="float" office:value="0.0599974" calcext:value-type="float">
            <text:p>0.0599974</text:p>
          </table:table-cell>
          <table:table-cell office:value-type="float" office:value="0.0591212" calcext:value-type="float">
            <text:p>0.0591212</text:p>
          </table:table-cell>
          <table:table-cell office:value-type="float" office:value="0.0496734" calcext:value-type="float">
            <text:p>0.0496734</text:p>
          </table:table-cell>
          <table:table-cell office:value-type="float" office:value="0.0411911" calcext:value-type="float">
            <text:p>0.0411911</text:p>
          </table:table-cell>
          <table:table-cell office:value-type="float" office:value="0.0355841" calcext:value-type="float">
            <text:p>0.0355841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EJ/y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432" calcext:value-type="float">
            <text:p>0.0033432</text:p>
          </table:table-cell>
          <table:table-cell office:value-type="float" office:value="0.0143432" calcext:value-type="float">
            <text:p>0.0143432</text:p>
          </table:table-cell>
          <table:table-cell office:value-type="float" office:value="0.0255758" calcext:value-type="float">
            <text:p>0.0255758</text:p>
          </table:table-cell>
          <table:table-cell office:value-type="float" office:value="0.0329812" calcext:value-type="float">
            <text:p>0.0329812</text:p>
          </table:table-cell>
          <table:table-cell office:value-type="float" office:value="0.0383643" calcext:value-type="float">
            <text:p>0.0383643</text:p>
          </table:table-cell>
          <table:table-cell office:value-type="float" office:value="0.0365751" calcext:value-type="float">
            <text:p>0.0365751</text:p>
          </table:table-cell>
          <table:table-cell office:value-type="float" office:value="0.0448894" calcext:value-type="float">
            <text:p>0.0448894</text:p>
          </table:table-cell>
          <table:table-cell office:value-type="float" office:value="0.0447973" calcext:value-type="float">
            <text:p>0.0447973</text:p>
          </table:table-cell>
          <table:table-cell office:value-type="float" office:value="0.0434305" calcext:value-type="float">
            <text:p>0.0434305</text:p>
          </table:table-cell>
          <table:table-cell office:value-type="float" office:value="0.0434191" calcext:value-type="float">
            <text:p>0.0434191</text:p>
          </table:table-cell>
          <table:table-cell office:value-type="float" office:value="0.0391556" calcext:value-type="float">
            <text:p>0.0391556</text:p>
          </table:table-cell>
          <table:table-cell office:value-type="float" office:value="0.0337075" calcext:value-type="float">
            <text:p>0.0337075</text:p>
          </table:table-cell>
          <table:table-cell office:value-type="float" office:value="0.0321793" calcext:value-type="float">
            <text:p>0.0321793</text:p>
          </table:table-cell>
          <table:table-cell office:value-type="float" office:value="0.025253" calcext:value-type="float">
            <text:p>0.025253</text:p>
          </table:table-cell>
          <table:table-cell office:value-type="float" office:value="0.0221788" calcext:value-type="float">
            <text:p>0.0221788</text:p>
          </table:table-cell>
          <table:table-cell office:value-type="float" office:value="0.0220788" calcext:value-type="float">
            <text:p>0.0220788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EJ/yr</text:p>
          </table:table-cell>
          <table:table-cell office:value-type="float" office:value="0.1781012" calcext:value-type="float">
            <text:p>0.1781012</text:p>
          </table:table-cell>
          <table:table-cell office:value-type="float" office:value="0.0998903" calcext:value-type="float">
            <text:p>0.0998903</text:p>
          </table:table-cell>
          <table:table-cell office:value-type="float" office:value="0.0453061" calcext:value-type="float">
            <text:p>0.0453061</text:p>
          </table:table-cell>
          <table:table-cell office:value-type="float" office:value="0.0278776" calcext:value-type="float">
            <text:p>0.0278776</text:p>
          </table:table-cell>
          <table:table-cell office:value-type="float" office:value="0.0274083" calcext:value-type="float">
            <text:p>0.0274083</text:p>
          </table:table-cell>
          <table:table-cell office:value-type="float" office:value="0.0251476" calcext:value-type="float">
            <text:p>0.0251476</text:p>
          </table:table-cell>
          <table:table-cell office:value-type="float" office:value="0.0206582" calcext:value-type="float">
            <text:p>0.0206582</text:p>
          </table:table-cell>
          <table:table-cell office:value-type="float" office:value="0.0167576" calcext:value-type="float">
            <text:p>0.0167576</text:p>
          </table:table-cell>
          <table:table-cell office:value-type="float" office:value="0.0122798" calcext:value-type="float">
            <text:p>0.0122798</text:p>
          </table:table-cell>
          <table:table-cell office:value-type="float" office:value="0.0107037" calcext:value-type="float">
            <text:p>0.0107037</text:p>
          </table:table-cell>
          <table:table-cell office:value-type="float" office:value="0.009823" calcext:value-type="float">
            <text:p>0.009823</text:p>
          </table:table-cell>
          <table:table-cell office:value-type="float" office:value="0.0089516" calcext:value-type="float">
            <text:p>0.0089516</text:p>
          </table:table-cell>
          <table:table-cell office:value-type="float" office:value="0.0084458" calcext:value-type="float">
            <text:p>0.0084458</text:p>
          </table:table-cell>
          <table:table-cell office:value-type="float" office:value="0.0077496" calcext:value-type="float">
            <text:p>0.0077496</text:p>
          </table:table-cell>
          <table:table-cell office:value-type="float" office:value="0.0074952" calcext:value-type="float">
            <text:p>0.0074952</text:p>
          </table:table-cell>
          <table:table-cell office:value-type="float" office:value="0.0081213" calcext:value-type="float">
            <text:p>0.0081213</text:p>
          </table:table-cell>
          <table:table-cell office:value-type="float" office:value="0.0081738" calcext:value-type="float">
            <text:p>0.0081738</text:p>
          </table:table-cell>
          <table:table-cell office:value-type="float" office:value="0.006981" calcext:value-type="float">
            <text:p>0.006981</text:p>
          </table:table-cell>
          <table:table-cell office:value-type="float" office:value="0.0076747" calcext:value-type="float">
            <text:p>0.0076747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olids</text:p>
          </table:table-cell>
          <table:table-cell office:value-type="string" calcext:value-type="string">
            <text:p>EJ/yr</text:p>
          </table:table-cell>
          <table:table-cell office:value-type="float" office:value="2.2660149" calcext:value-type="float">
            <text:p>2.2660149</text:p>
          </table:table-cell>
          <table:table-cell office:value-type="float" office:value="1.8876341" calcext:value-type="float">
            <text:p>1.8876341</text:p>
          </table:table-cell>
          <table:table-cell office:value-type="float" office:value="2.0047774" calcext:value-type="float">
            <text:p>2.0047774</text:p>
          </table:table-cell>
          <table:table-cell office:value-type="float" office:value="1.4683494" calcext:value-type="float">
            <text:p>1.4683494</text:p>
          </table:table-cell>
          <table:table-cell office:value-type="float" office:value="1.1130333" calcext:value-type="float">
            <text:p>1.1130333</text:p>
          </table:table-cell>
          <table:table-cell office:value-type="float" office:value="0.9383559" calcext:value-type="float">
            <text:p>0.9383559</text:p>
          </table:table-cell>
          <table:table-cell office:value-type="float" office:value="0.7850029" calcext:value-type="float">
            <text:p>0.7850029</text:p>
          </table:table-cell>
          <table:table-cell office:value-type="float" office:value="0.6169416" calcext:value-type="float">
            <text:p>0.6169416</text:p>
          </table:table-cell>
          <table:table-cell office:value-type="float" office:value="0.5304212" calcext:value-type="float">
            <text:p>0.5304212</text:p>
          </table:table-cell>
          <table:table-cell office:value-type="float" office:value="0.5214326" calcext:value-type="float">
            <text:p>0.5214326</text:p>
          </table:table-cell>
          <table:table-cell office:value-type="float" office:value="0.5388128" calcext:value-type="float">
            <text:p>0.5388128</text:p>
          </table:table-cell>
          <table:table-cell office:value-type="float" office:value="0.4464593" calcext:value-type="float">
            <text:p>0.4464593</text:p>
          </table:table-cell>
          <table:table-cell office:value-type="float" office:value="0.4533234" calcext:value-type="float">
            <text:p>0.4533234</text:p>
          </table:table-cell>
          <table:table-cell office:value-type="float" office:value="0.446987" calcext:value-type="float">
            <text:p>0.446987</text:p>
          </table:table-cell>
          <table:table-cell office:value-type="float" office:value="0.4140088" calcext:value-type="float">
            <text:p>0.4140088</text:p>
          </table:table-cell>
          <table:table-cell office:value-type="float" office:value="0.3751622" calcext:value-type="float">
            <text:p>0.3751622</text:p>
          </table:table-cell>
          <table:table-cell office:value-type="float" office:value="0.324257" calcext:value-type="float">
            <text:p>0.324257</text:p>
          </table:table-cell>
          <table:table-cell office:value-type="float" office:value="0.2871019" calcext:value-type="float">
            <text:p>0.2871019</text:p>
          </table:table-cell>
          <table:table-cell office:value-type="float" office:value="0.2847149" calcext:value-type="float">
            <text:p>0.2847149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Other Industr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office:value-type="float" office:value="2.6860176" calcext:value-type="float">
            <text:p>2.6860176</text:p>
          </table:table-cell>
          <table:table-cell office:value-type="float" office:value="2.5776026" calcext:value-type="float">
            <text:p>2.5776026</text:p>
          </table:table-cell>
          <table:table-cell office:value-type="float" office:value="2.5315665" calcext:value-type="float">
            <text:p>2.5315665</text:p>
          </table:table-cell>
          <table:table-cell office:value-type="float" office:value="2.5176721" calcext:value-type="float">
            <text:p>2.5176721</text:p>
          </table:table-cell>
          <table:table-cell office:value-type="float" office:value="2.6654973" calcext:value-type="float">
            <text:p>2.6654973</text:p>
          </table:table-cell>
          <table:table-cell office:value-type="float" office:value="2.7263785" calcext:value-type="float">
            <text:p>2.7263785</text:p>
          </table:table-cell>
          <table:table-cell office:value-type="float" office:value="2.707046" calcext:value-type="float">
            <text:p>2.707046</text:p>
          </table:table-cell>
          <table:table-cell office:value-type="float" office:value="2.6644481" calcext:value-type="float">
            <text:p>2.6644481</text:p>
          </table:table-cell>
          <table:table-cell office:value-type="float" office:value="2.6701518" calcext:value-type="float">
            <text:p>2.6701518</text:p>
          </table:table-cell>
          <table:table-cell office:value-type="float" office:value="2.6436966" calcext:value-type="float">
            <text:p>2.6436966</text:p>
          </table:table-cell>
          <table:table-cell office:value-type="float" office:value="2.5526256" calcext:value-type="float">
            <text:p>2.5526256</text:p>
          </table:table-cell>
          <table:table-cell office:value-type="float" office:value="2.357871" calcext:value-type="float">
            <text:p>2.357871</text:p>
          </table:table-cell>
          <table:table-cell office:value-type="float" office:value="2.2040831" calcext:value-type="float">
            <text:p>2.2040831</text:p>
          </table:table-cell>
          <table:table-cell office:value-type="float" office:value="2.0171212" calcext:value-type="float">
            <text:p>2.0171212</text:p>
          </table:table-cell>
          <table:table-cell office:value-type="float" office:value="1.8192744" calcext:value-type="float">
            <text:p>1.8192744</text:p>
          </table:table-cell>
          <table:table-cell office:value-type="float" office:value="1.5776833" calcext:value-type="float">
            <text:p>1.5776833</text:p>
          </table:table-cell>
          <table:table-cell office:value-type="float" office:value="1.0880717" calcext:value-type="float">
            <text:p>1.0880717</text:p>
          </table:table-cell>
          <table:table-cell office:value-type="float" office:value="0.8868917" calcext:value-type="float">
            <text:p>0.8868917</text:p>
          </table:table-cell>
          <table:table-cell office:value-type="float" office:value="0.6760673" calcext:value-type="float">
            <text:p>0.6760673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Other Industr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EJ/yr</text:p>
          </table:table-cell>
          <table:table-cell office:value-type="float" office:value="2.2160145" calcext:value-type="float">
            <text:p>2.2160145</text:p>
          </table:table-cell>
          <table:table-cell table:number-columns-repeated="2" office:value-type="float" office:value="1.9772003" calcext:value-type="float">
            <text:p>1.9772003</text:p>
          </table:table-cell>
          <table:table-cell office:value-type="float" office:value="1.805976" calcext:value-type="float">
            <text:p>1.805976</text:p>
          </table:table-cell>
          <table:table-cell office:value-type="float" office:value="1.8237402" calcext:value-type="float">
            <text:p>1.8237402</text:p>
          </table:table-cell>
          <table:table-cell office:value-type="float" office:value="1.3659128" calcext:value-type="float">
            <text:p>1.3659128</text:p>
          </table:table-cell>
          <table:table-cell office:value-type="float" office:value="1.2563239" calcext:value-type="float">
            <text:p>1.2563239</text:p>
          </table:table-cell>
          <table:table-cell office:value-type="float" office:value="1.0942433" calcext:value-type="float">
            <text:p>1.0942433</text:p>
          </table:table-cell>
          <table:table-cell office:value-type="float" office:value="0.9501587" calcext:value-type="float">
            <text:p>0.9501587</text:p>
          </table:table-cell>
          <table:table-cell office:value-type="float" office:value="0.8201565" calcext:value-type="float">
            <text:p>0.8201565</text:p>
          </table:table-cell>
          <table:table-cell office:value-type="float" office:value="0.781473" calcext:value-type="float">
            <text:p>0.781473</text:p>
          </table:table-cell>
          <table:table-cell office:value-type="float" office:value="0.7566417" calcext:value-type="float">
            <text:p>0.7566417</text:p>
          </table:table-cell>
          <table:table-cell office:value-type="float" office:value="0.6547993" calcext:value-type="float">
            <text:p>0.6547993</text:p>
          </table:table-cell>
          <table:table-cell office:value-type="float" office:value="0.5708978" calcext:value-type="float">
            <text:p>0.5708978</text:p>
          </table:table-cell>
          <table:table-cell office:value-type="float" office:value="0.5208403" calcext:value-type="float">
            <text:p>0.5208403</text:p>
          </table:table-cell>
          <table:table-cell office:value-type="float" office:value="0.469842" calcext:value-type="float">
            <text:p>0.469842</text:p>
          </table:table-cell>
          <table:table-cell office:value-type="float" office:value="0.3209887" calcext:value-type="float">
            <text:p>0.3209887</text:p>
          </table:table-cell>
          <table:table-cell office:value-type="float" office:value="0.2455307" calcext:value-type="float">
            <text:p>0.2455307</text:p>
          </table:table-cell>
          <table:table-cell office:value-type="float" office:value="0.159507" calcext:value-type="float">
            <text:p>0.159507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Other Industr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J/yr</text:p>
          </table:table-cell>
          <table:table-cell office:value-type="float" office:value="0.768305" calcext:value-type="float">
            <text:p>0.768305</text:p>
          </table:table-cell>
          <table:table-cell office:value-type="float" office:value="0.7527071" calcext:value-type="float">
            <text:p>0.7527071</text:p>
          </table:table-cell>
          <table:table-cell office:value-type="float" office:value="0.9504606" calcext:value-type="float">
            <text:p>0.9504606</text:p>
          </table:table-cell>
          <table:table-cell office:value-type="float" office:value="0.798087" calcext:value-type="float">
            <text:p>0.798087</text:p>
          </table:table-cell>
          <table:table-cell office:value-type="float" office:value="0.842885" calcext:value-type="float">
            <text:p>0.842885</text:p>
          </table:table-cell>
          <table:table-cell office:value-type="float" office:value="0.8270106" calcext:value-type="float">
            <text:p>0.8270106</text:p>
          </table:table-cell>
          <table:table-cell office:value-type="float" office:value="0.672451" calcext:value-type="float">
            <text:p>0.672451</text:p>
          </table:table-cell>
          <table:table-cell office:value-type="float" office:value="0.5692162" calcext:value-type="float">
            <text:p>0.5692162</text:p>
          </table:table-cell>
          <table:table-cell office:value-type="float" office:value="0.5009152" calcext:value-type="float">
            <text:p>0.5009152</text:p>
          </table:table-cell>
          <table:table-cell office:value-type="float" office:value="0.4249906" calcext:value-type="float">
            <text:p>0.4249906</text:p>
          </table:table-cell>
          <table:table-cell office:value-type="float" office:value="0.3630354" calcext:value-type="float">
            <text:p>0.3630354</text:p>
          </table:table-cell>
          <table:table-cell office:value-type="float" office:value="0.2995171" calcext:value-type="float">
            <text:p>0.2995171</text:p>
          </table:table-cell>
          <table:table-cell office:value-type="float" office:value="0.272318" calcext:value-type="float">
            <text:p>0.272318</text:p>
          </table:table-cell>
          <table:table-cell office:value-type="float" office:value="0.2386531" calcext:value-type="float">
            <text:p>0.2386531</text:p>
          </table:table-cell>
          <table:table-cell office:value-type="float" office:value="0.2184095" calcext:value-type="float">
            <text:p>0.2184095</text:p>
          </table:table-cell>
          <table:table-cell office:value-type="float" office:value="0.1481116" calcext:value-type="float">
            <text:p>0.1481116</text:p>
          </table:table-cell>
          <table:table-cell office:value-type="float" office:value="0.0863942" calcext:value-type="float">
            <text:p>0.0863942</text:p>
          </table:table-cell>
          <table:table-cell office:value-type="float" office:value="0.0678734" calcext:value-type="float">
            <text:p>0.0678734</text:p>
          </table:table-cell>
          <table:table-cell office:value-type="float" office:value="0.0515211" calcext:value-type="float">
            <text:p>0.0515211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Other Industr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EJ/y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5786" calcext:value-type="float">
            <text:p>0.0205786</text:p>
          </table:table-cell>
          <table:table-cell office:value-type="float" office:value="0.1073073" calcext:value-type="float">
            <text:p>0.1073073</text:p>
          </table:table-cell>
          <table:table-cell office:value-type="float" office:value="0.1957844" calcext:value-type="float">
            <text:p>0.1957844</text:p>
          </table:table-cell>
          <table:table-cell office:value-type="float" office:value="0.2805408" calcext:value-type="float">
            <text:p>0.2805408</text:p>
          </table:table-cell>
          <table:table-cell office:value-type="float" office:value="0.334609" calcext:value-type="float">
            <text:p>0.334609</text:p>
          </table:table-cell>
          <table:table-cell office:value-type="float" office:value="0.3724101" calcext:value-type="float">
            <text:p>0.3724101</text:p>
          </table:table-cell>
          <table:table-cell office:value-type="float" office:value="0.4574654" calcext:value-type="float">
            <text:p>0.4574654</text:p>
          </table:table-cell>
          <table:table-cell office:value-type="float" office:value="0.4324625" calcext:value-type="float">
            <text:p>0.4324625</text:p>
          </table:table-cell>
          <table:table-cell office:value-type="float" office:value="0.4215862" calcext:value-type="float">
            <text:p>0.4215862</text:p>
          </table:table-cell>
          <table:table-cell office:value-type="float" office:value="0.3936118" calcext:value-type="float">
            <text:p>0.3936118</text:p>
          </table:table-cell>
          <table:table-cell office:value-type="float" office:value="0.3463183" calcext:value-type="float">
            <text:p>0.3463183</text:p>
          </table:table-cell>
          <table:table-cell office:value-type="float" office:value="0.2925627" calcext:value-type="float">
            <text:p>0.2925627</text:p>
          </table:table-cell>
          <table:table-cell office:value-type="float" office:value="0.2557691" calcext:value-type="float">
            <text:p>0.2557691</text:p>
          </table:table-cell>
          <table:table-cell office:value-type="float" office:value="0.1631721" calcext:value-type="float">
            <text:p>0.1631721</text:p>
          </table:table-cell>
          <table:table-cell office:value-type="float" office:value="0.1321708" calcext:value-type="float">
            <text:p>0.1321708</text:p>
          </table:table-cell>
          <table:table-cell office:value-type="float" office:value="0.0989466" calcext:value-type="float">
            <text:p>0.0989466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Other Industr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EJ/yr</text:p>
          </table:table-cell>
          <table:table-cell office:value-type="float" office:value="1.7330114" calcext:value-type="float">
            <text:p>1.7330114</text:p>
          </table:table-cell>
          <table:table-cell office:value-type="float" office:value="1.3632658" calcext:value-type="float">
            <text:p>1.3632658</text:p>
          </table:table-cell>
          <table:table-cell office:value-type="float" office:value="1.0345356" calcext:value-type="float">
            <text:p>1.0345356</text:p>
          </table:table-cell>
          <table:table-cell office:value-type="float" office:value="1.3635293" calcext:value-type="float">
            <text:p>1.3635293</text:p>
          </table:table-cell>
          <table:table-cell office:value-type="float" office:value="1.497188" calcext:value-type="float">
            <text:p>1.497188</text:p>
          </table:table-cell>
          <table:table-cell office:value-type="float" office:value="1.4319493" calcext:value-type="float">
            <text:p>1.4319493</text:p>
          </table:table-cell>
          <table:table-cell office:value-type="float" office:value="1.349683" calcext:value-type="float">
            <text:p>1.349683</text:p>
          </table:table-cell>
          <table:table-cell office:value-type="float" office:value="1.2645092" calcext:value-type="float">
            <text:p>1.2645092</text:p>
          </table:table-cell>
          <table:table-cell office:value-type="float" office:value="1.2289118" calcext:value-type="float">
            <text:p>1.2289118</text:p>
          </table:table-cell>
          <table:table-cell office:value-type="float" office:value="1.1928654" calcext:value-type="float">
            <text:p>1.1928654</text:p>
          </table:table-cell>
          <table:table-cell table:number-columns-repeated="2" office:value-type="float" office:value="1.1472049" calcext:value-type="float">
            <text:p>1.1472049</text:p>
          </table:table-cell>
          <table:table-cell office:value-type="float" office:value="1.092175" calcext:value-type="float">
            <text:p>1.092175</text:p>
          </table:table-cell>
          <table:table-cell office:value-type="float" office:value="1.0485232" calcext:value-type="float">
            <text:p>1.0485232</text:p>
          </table:table-cell>
          <table:table-cell office:value-type="float" office:value="1.0546102" calcext:value-type="float">
            <text:p>1.0546102</text:p>
          </table:table-cell>
          <table:table-cell office:value-type="float" office:value="1.0519581" calcext:value-type="float">
            <text:p>1.0519581</text:p>
          </table:table-cell>
          <table:table-cell office:value-type="float" office:value="0.8593293" calcext:value-type="float">
            <text:p>0.8593293</text:p>
          </table:table-cell>
          <table:table-cell office:value-type="float" office:value="0.6799627" calcext:value-type="float">
            <text:p>0.6799627</text:p>
          </table:table-cell>
          <table:table-cell office:value-type="float" office:value="0.5663816" calcext:value-type="float">
            <text:p>0.5663816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Other Industr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olids</text:p>
          </table:table-cell>
          <table:table-cell office:value-type="string" calcext:value-type="string">
            <text:p>EJ/yr</text:p>
          </table:table-cell>
          <table:table-cell office:value-type="float" office:value="1.0140067" calcext:value-type="float">
            <text:p>1.0140067</text:p>
          </table:table-cell>
          <table:table-cell office:value-type="float" office:value="1.0100302" calcext:value-type="float">
            <text:p>1.0100302</text:p>
          </table:table-cell>
          <table:table-cell table:number-columns-repeated="2" office:value-type="float" office:value="1.0913666" calcext:value-type="float">
            <text:p>1.0913666</text:p>
          </table:table-cell>
          <table:table-cell office:value-type="float" office:value="0.9930494" calcext:value-type="float">
            <text:p>0.9930494</text:p>
          </table:table-cell>
          <table:table-cell office:value-type="float" office:value="0.7794147" calcext:value-type="float">
            <text:p>0.7794147</text:p>
          </table:table-cell>
          <table:table-cell office:value-type="float" office:value="0.8008717" calcext:value-type="float">
            <text:p>0.8008717</text:p>
          </table:table-cell>
          <table:table-cell office:value-type="float" office:value="0.78148" calcext:value-type="float">
            <text:p>0.78148</text:p>
          </table:table-cell>
          <table:table-cell office:value-type="float" office:value="0.7483672" calcext:value-type="float">
            <text:p>0.7483672</text:p>
          </table:table-cell>
          <table:table-cell office:value-type="float" office:value="0.6954471" calcext:value-type="float">
            <text:p>0.6954471</text:p>
          </table:table-cell>
          <table:table-cell office:value-type="float" office:value="0.647772" calcext:value-type="float">
            <text:p>0.647772</text:p>
          </table:table-cell>
          <table:table-cell office:value-type="float" office:value="0.9195758" calcext:value-type="float">
            <text:p>0.9195758</text:p>
          </table:table-cell>
          <table:table-cell table:number-columns-repeated="2" office:value-type="float" office:value="0.8607582" calcext:value-type="float">
            <text:p>0.8607582</text:p>
          </table:table-cell>
          <table:table-cell office:value-type="float" office:value="0.8284505" calcext:value-type="float">
            <text:p>0.8284505</text:p>
          </table:table-cell>
          <table:table-cell office:value-type="float" office:value="0.7158646" calcext:value-type="float">
            <text:p>0.7158646</text:p>
          </table:table-cell>
          <table:table-cell office:value-type="float" office:value="0.5019656" calcext:value-type="float">
            <text:p>0.5019656</text:p>
          </table:table-cell>
          <table:table-cell office:value-type="float" office:value="0.4118569" calcext:value-type="float">
            <text:p>0.4118569</text:p>
          </table:table-cell>
          <table:table-cell office:value-type="float" office:value="0.3096208" calcext:value-type="float">
            <text:p>0.3096208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office:value-type="float" office:value="0.301502" calcext:value-type="float">
            <text:p>0.301502</text:p>
          </table:table-cell>
          <table:table-cell office:value-type="float" office:value="0.2693934" calcext:value-type="float">
            <text:p>0.2693934</text:p>
          </table:table-cell>
          <table:table-cell office:value-type="float" office:value="0.237919" calcext:value-type="float">
            <text:p>0.237919</text:p>
          </table:table-cell>
          <table:table-cell office:value-type="float" office:value="0.2386341" calcext:value-type="float">
            <text:p>0.2386341</text:p>
          </table:table-cell>
          <table:table-cell office:value-type="float" office:value="0.2574947" calcext:value-type="float">
            <text:p>0.2574947</text:p>
          </table:table-cell>
          <table:table-cell office:value-type="float" office:value="0.2645509" calcext:value-type="float">
            <text:p>0.2645509</text:p>
          </table:table-cell>
          <table:table-cell office:value-type="float" office:value="0.2497544" calcext:value-type="float">
            <text:p>0.2497544</text:p>
          </table:table-cell>
          <table:table-cell office:value-type="float" office:value="0.2257848" calcext:value-type="float">
            <text:p>0.2257848</text:p>
          </table:table-cell>
          <table:table-cell office:value-type="float" office:value="0.2040091" calcext:value-type="float">
            <text:p>0.2040091</text:p>
          </table:table-cell>
          <table:table-cell office:value-type="float" office:value="0.1861447" calcext:value-type="float">
            <text:p>0.1861447</text:p>
          </table:table-cell>
          <table:table-cell office:value-type="float" office:value="0.1648203" calcext:value-type="float">
            <text:p>0.1648203</text:p>
          </table:table-cell>
          <table:table-cell office:value-type="float" office:value="0.1432841" calcext:value-type="float">
            <text:p>0.1432841</text:p>
          </table:table-cell>
          <table:table-cell office:value-type="float" office:value="0.1218864" calcext:value-type="float">
            <text:p>0.1218864</text:p>
          </table:table-cell>
          <table:table-cell office:value-type="float" office:value="0.1046085" calcext:value-type="float">
            <text:p>0.1046085</text:p>
          </table:table-cell>
          <table:table-cell office:value-type="float" office:value="0.0944641" calcext:value-type="float">
            <text:p>0.0944641</text:p>
          </table:table-cell>
          <table:table-cell office:value-type="float" office:value="0.0881513" calcext:value-type="float">
            <text:p>0.0881513</text:p>
          </table:table-cell>
          <table:table-cell office:value-type="float" office:value="0.0636843" calcext:value-type="float">
            <text:p>0.0636843</text:p>
          </table:table-cell>
          <table:table-cell office:value-type="float" office:value="0.0565157" calcext:value-type="float">
            <text:p>0.0565157</text:p>
          </table:table-cell>
          <table:table-cell office:value-type="float" office:value="0.0472779" calcext:value-type="float">
            <text:p>0.0472779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EJ/yr</text:p>
          </table:table-cell>
          <table:table-cell office:value-type="float" office:value="0.7347048" calcext:value-type="float">
            <text:p>0.7347048</text:p>
          </table:table-cell>
          <table:table-cell office:value-type="float" office:value="0.5703956" calcext:value-type="float">
            <text:p>0.5703956</text:p>
          </table:table-cell>
          <table:table-cell office:value-type="float" office:value="0.5307622" calcext:value-type="float">
            <text:p>0.5307622</text:p>
          </table:table-cell>
          <table:table-cell office:value-type="float" office:value="0.5355548" calcext:value-type="float">
            <text:p>0.5355548</text:p>
          </table:table-cell>
          <table:table-cell office:value-type="float" office:value="0.5305128" calcext:value-type="float">
            <text:p>0.5305128</text:p>
          </table:table-cell>
          <table:table-cell office:value-type="float" office:value="0.43188" calcext:value-type="float">
            <text:p>0.43188</text:p>
          </table:table-cell>
          <table:table-cell office:value-type="float" office:value="0.3601488" calcext:value-type="float">
            <text:p>0.3601488</text:p>
          </table:table-cell>
          <table:table-cell office:value-type="float" office:value="0.289405" calcext:value-type="float">
            <text:p>0.289405</text:p>
          </table:table-cell>
          <table:table-cell office:value-type="float" office:value="0.2236734" calcext:value-type="float">
            <text:p>0.2236734</text:p>
          </table:table-cell>
          <table:table-cell office:value-type="float" office:value="0.1723465" calcext:value-type="float">
            <text:p>0.1723465</text:p>
          </table:table-cell>
          <table:table-cell office:value-type="float" office:value="0.1488193" calcext:value-type="float">
            <text:p>0.1488193</text:p>
          </table:table-cell>
          <table:table-cell office:value-type="float" office:value="0.136639" calcext:value-type="float">
            <text:p>0.136639</text:p>
          </table:table-cell>
          <table:table-cell office:value-type="float" office:value="0.0989585" calcext:value-type="float">
            <text:p>0.0989585</text:p>
          </table:table-cell>
          <table:table-cell office:value-type="float" office:value="0.074824" calcext:value-type="float">
            <text:p>0.074824</text:p>
          </table:table-cell>
          <table:table-cell office:value-type="float" office:value="0.0550691" calcext:value-type="float">
            <text:p>0.0550691</text:p>
          </table:table-cell>
          <table:table-cell office:value-type="float" office:value="0.0355055" calcext:value-type="float">
            <text:p>0.0355055</text:p>
          </table:table-cell>
          <table:table-cell office:value-type="float" office:value="0.0241286" calcext:value-type="float">
            <text:p>0.0241286</text:p>
          </table:table-cell>
          <table:table-cell office:value-type="float" office:value="0.0202997" calcext:value-type="float">
            <text:p>0.0202997</text:p>
          </table:table-cell>
          <table:table-cell office:value-type="float" office:value="0.0138094" calcext:value-type="float">
            <text:p>0.0138094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EJ/y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8861" calcext:value-type="float">
            <text:p>0.0058861</text:p>
          </table:table-cell>
          <table:table-cell office:value-type="float" office:value="0.0310293" calcext:value-type="float">
            <text:p>0.0310293</text:p>
          </table:table-cell>
          <table:table-cell office:value-type="float" office:value="0.0658688" calcext:value-type="float">
            <text:p>0.0658688</text:p>
          </table:table-cell>
          <table:table-cell office:value-type="float" office:value="0.0837408" calcext:value-type="float">
            <text:p>0.0837408</text:p>
          </table:table-cell>
          <table:table-cell office:value-type="float" office:value="0.0932862" calcext:value-type="float">
            <text:p>0.0932862</text:p>
          </table:table-cell>
          <table:table-cell office:value-type="float" office:value="0.0935779" calcext:value-type="float">
            <text:p>0.0935779</text:p>
          </table:table-cell>
          <table:table-cell office:value-type="float" office:value="0.0990712" calcext:value-type="float">
            <text:p>0.0990712</text:p>
          </table:table-cell>
          <table:table-cell office:value-type="float" office:value="0.0849048" calcext:value-type="float">
            <text:p>0.0849048</text:p>
          </table:table-cell>
          <table:table-cell office:value-type="float" office:value="0.0789111" calcext:value-type="float">
            <text:p>0.0789111</text:p>
          </table:table-cell>
          <table:table-cell office:value-type="float" office:value="0.0604362" calcext:value-type="float">
            <text:p>0.0604362</text:p>
          </table:table-cell>
          <table:table-cell office:value-type="float" office:value="0.0466821" calcext:value-type="float">
            <text:p>0.0466821</text:p>
          </table:table-cell>
          <table:table-cell office:value-type="float" office:value="0.0325911" calcext:value-type="float">
            <text:p>0.0325911</text:p>
          </table:table-cell>
          <table:table-cell office:value-type="float" office:value="0.0200389" calcext:value-type="float">
            <text:p>0.0200389</text:p>
          </table:table-cell>
          <table:table-cell office:value-type="float" office:value="0.0127582" calcext:value-type="float">
            <text:p>0.0127582</text:p>
          </table:table-cell>
          <table:table-cell office:value-type="float" office:value="0.011411" calcext:value-type="float">
            <text:p>0.011411</text:p>
          </table:table-cell>
          <table:table-cell office:value-type="float" office:value="0.0087976" calcext:value-type="float">
            <text:p>0.0087976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EJ/yr</text:p>
          </table:table-cell>
          <table:table-cell office:value-type="float" office:value="0.1876012" calcext:value-type="float">
            <text:p>0.1876012</text:p>
          </table:table-cell>
          <table:table-cell office:value-type="float" office:value="0.1226943" calcext:value-type="float">
            <text:p>0.1226943</text:p>
          </table:table-cell>
          <table:table-cell office:value-type="float" office:value="0.0634922" calcext:value-type="float">
            <text:p>0.0634922</text:p>
          </table:table-cell>
          <table:table-cell office:value-type="float" office:value="0.0846712" calcext:value-type="float">
            <text:p>0.0846712</text:p>
          </table:table-cell>
          <table:table-cell office:value-type="float" office:value="0.1214389" calcext:value-type="float">
            <text:p>0.1214389</text:p>
          </table:table-cell>
          <table:table-cell office:value-type="float" office:value="0.1570873" calcext:value-type="float">
            <text:p>0.1570873</text:p>
          </table:table-cell>
          <table:table-cell office:value-type="float" office:value="0.1604402" calcext:value-type="float">
            <text:p>0.1604402</text:p>
          </table:table-cell>
          <table:table-cell office:value-type="float" office:value="0.1604998" calcext:value-type="float">
            <text:p>0.1604998</text:p>
          </table:table-cell>
          <table:table-cell office:value-type="float" office:value="0.1586798" calcext:value-type="float">
            <text:p>0.1586798</text:p>
          </table:table-cell>
          <table:table-cell office:value-type="float" office:value="0.1528936" calcext:value-type="float">
            <text:p>0.1528936</text:p>
          </table:table-cell>
          <table:table-cell office:value-type="float" office:value="0.1494526" calcext:value-type="float">
            <text:p>0.1494526</text:p>
          </table:table-cell>
          <table:table-cell office:value-type="float" office:value="0.1495223" calcext:value-type="float">
            <text:p>0.1495223</text:p>
          </table:table-cell>
          <table:table-cell office:value-type="float" office:value="0.1420332" calcext:value-type="float">
            <text:p>0.1420332</text:p>
          </table:table-cell>
          <table:table-cell office:value-type="float" office:value="0.1348182" calcext:value-type="float">
            <text:p>0.1348182</text:p>
          </table:table-cell>
          <table:table-cell office:value-type="float" office:value="0.1362269" calcext:value-type="float">
            <text:p>0.1362269</text:p>
          </table:table-cell>
          <table:table-cell office:value-type="float" office:value="0.138036" calcext:value-type="float">
            <text:p>0.138036</text:p>
          </table:table-cell>
          <table:table-cell office:value-type="float" office:value="0.1121411" calcext:value-type="float">
            <text:p>0.1121411</text:p>
          </table:table-cell>
          <table:table-cell office:value-type="float" office:value="0.0974893" calcext:value-type="float">
            <text:p>0.0974893</text:p>
          </table:table-cell>
          <table:table-cell office:value-type="float" office:value="0.0849782" calcext:value-type="float">
            <text:p>0.0849782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olids</text:p>
          </table:table-cell>
          <table:table-cell office:value-type="string" calcext:value-type="string">
            <text:p>EJ/yr</text:p>
          </table:table-cell>
          <table:table-cell office:value-type="float" office:value="0.7002046" calcext:value-type="float">
            <text:p>0.7002046</text:p>
          </table:table-cell>
          <table:table-cell office:value-type="float" office:value="0.6568858" calcext:value-type="float">
            <text:p>0.6568858</text:p>
          </table:table-cell>
          <table:table-cell office:value-type="float" office:value="0.600271" calcext:value-type="float">
            <text:p>0.600271</text:p>
          </table:table-cell>
          <table:table-cell office:value-type="float" office:value="0.5314226" calcext:value-type="float">
            <text:p>0.5314226</text:p>
          </table:table-cell>
          <table:table-cell office:value-type="float" office:value="0.5225711" calcext:value-type="float">
            <text:p>0.5225711</text:p>
          </table:table-cell>
          <table:table-cell office:value-type="float" office:value="0.4792693" calcext:value-type="float">
            <text:p>0.4792693</text:p>
          </table:table-cell>
          <table:table-cell office:value-type="float" office:value="0.5300773" calcext:value-type="float">
            <text:p>0.5300773</text:p>
          </table:table-cell>
          <table:table-cell office:value-type="float" office:value="0.50986" calcext:value-type="float">
            <text:p>0.50986</text:p>
          </table:table-cell>
          <table:table-cell office:value-type="float" office:value="0.529296" calcext:value-type="float">
            <text:p>0.529296</text:p>
          </table:table-cell>
          <table:table-cell office:value-type="float" office:value="0.522353" calcext:value-type="float">
            <text:p>0.522353</text:p>
          </table:table-cell>
          <table:table-cell office:value-type="float" office:value="0.5174952" calcext:value-type="float">
            <text:p>0.5174952</text:p>
          </table:table-cell>
          <table:table-cell office:value-type="float" office:value="0.4171073" calcext:value-type="float">
            <text:p>0.4171073</text:p>
          </table:table-cell>
          <table:table-cell office:value-type="float" office:value="0.4010345" calcext:value-type="float">
            <text:p>0.4010345</text:p>
          </table:table-cell>
          <table:table-cell office:value-type="float" office:value="0.3868387" calcext:value-type="float">
            <text:p>0.3868387</text:p>
          </table:table-cell>
          <table:table-cell office:value-type="float" office:value="0.3610689" calcext:value-type="float">
            <text:p>0.3610689</text:p>
          </table:table-cell>
          <table:table-cell office:value-type="float" office:value="0.3146481" calcext:value-type="float">
            <text:p>0.3146481</text:p>
          </table:table-cell>
          <table:table-cell office:value-type="float" office:value="0.2194601" calcext:value-type="float">
            <text:p>0.2194601</text:p>
          </table:table-cell>
          <table:table-cell office:value-type="float" office:value="0.1978707" calcext:value-type="float">
            <text:p>0.1978707</text:p>
          </table:table-cell>
          <table:table-cell office:value-type="float" office:value="0.1556899" calcext:value-type="float">
            <text:p>0.1556899</text:p>
          </table:table-cell>
        </table:table-row>
        <table:table-row table:style-name="ro1" table:number-rows-repeated="3">
          <table:table-cell table:number-columns-repeated="2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lids</text:p>
          </table:table-cell>
          <table:table-cell office:value-type="string" calcext:value-type="string">
            <text:p>EJ/yr</text:p>
          </table:table-cell>
          <table:table-cell office:value-type="float" office:value="6.1466403" calcext:value-type="float">
            <text:p>6.1466403</text:p>
          </table:table-cell>
          <table:table-cell office:value-type="float" office:value="6.2463255" calcext:value-type="float">
            <text:p>6.2463255</text:p>
          </table:table-cell>
          <table:table-cell office:value-type="float" office:value="6.3227094" calcext:value-type="float">
            <text:p>6.3227094</text:p>
          </table:table-cell>
          <table:table-cell office:value-type="float" office:value="5.5733061" calcext:value-type="float">
            <text:p>5.5733061</text:p>
          </table:table-cell>
          <table:table-cell office:value-type="float" office:value="4.6743868" calcext:value-type="float">
            <text:p>4.6743868</text:p>
          </table:table-cell>
          <table:table-cell office:value-type="float" office:value="3.7982089" calcext:value-type="float">
            <text:p>3.7982089</text:p>
          </table:table-cell>
          <table:table-cell office:value-type="float" office:value="3.470368" calcext:value-type="float">
            <text:p>3.470368</text:p>
          </table:table-cell>
          <table:table-cell office:value-type="float" office:value="2.9682152" calcext:value-type="float">
            <text:p>2.9682152</text:p>
          </table:table-cell>
          <table:table-cell office:value-type="float" office:value="2.6799773" calcext:value-type="float">
            <text:p>2.6799773</text:p>
          </table:table-cell>
          <table:table-cell office:value-type="float" office:value="2.6089476" calcext:value-type="float">
            <text:p>2.6089476</text:p>
          </table:table-cell>
          <table:table-cell office:value-type="float" office:value="2.3582196" calcext:value-type="float">
            <text:p>2.3582196</text:p>
          </table:table-cell>
          <table:table-cell office:value-type="float" office:value="2.2372728" calcext:value-type="float">
            <text:p>2.2372728</text:p>
          </table:table-cell>
          <table:table-cell office:value-type="float" office:value="2.1619466" calcext:value-type="float">
            <text:p>2.1619466</text:p>
          </table:table-cell>
          <table:table-cell office:value-type="float" office:value="2.1049495" calcext:value-type="float">
            <text:p>2.1049495</text:p>
          </table:table-cell>
          <table:table-cell office:value-type="float" office:value="1.9306037" calcext:value-type="float">
            <text:p>1.9306037</text:p>
          </table:table-cell>
          <table:table-cell office:value-type="float" office:value="1.6452445" calcext:value-type="float">
            <text:p>1.6452445</text:p>
          </table:table-cell>
          <table:table-cell office:value-type="float" office:value="1.2652423" calcext:value-type="float">
            <text:p>1.2652423</text:p>
          </table:table-cell>
          <table:table-cell office:value-type="float" office:value="1.0966045" calcext:value-type="float">
            <text:p>1.0966045</text:p>
          </table:table-cell>
          <table:table-cell office:value-type="float" office:value="0.9415175" calcext:value-type="float">
            <text:p>0.9415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li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EJ/yr</text:p>
          </table:table-cell>
          <table:table-cell office:value-type="float" office:value="2.6233315" calcext:value-type="float">
            <text:p>2.6233315</text:p>
          </table:table-cell>
          <table:table-cell office:value-type="float" office:value="3.1457461" calcext:value-type="float">
            <text:p>3.1457461</text:p>
          </table:table-cell>
          <table:table-cell office:value-type="float" office:value="3.4276476" calcext:value-type="float">
            <text:p>3.4276476</text:p>
          </table:table-cell>
          <table:table-cell office:value-type="float" office:value="3.339222" calcext:value-type="float">
            <text:p>3.339222</text:p>
          </table:table-cell>
          <table:table-cell office:value-type="float" office:value="2.9092459" calcext:value-type="float">
            <text:p>2.9092459</text:p>
          </table:table-cell>
          <table:table-cell office:value-type="float" office:value="2.3779026" calcext:value-type="float">
            <text:p>2.3779026</text:p>
          </table:table-cell>
          <table:table-cell office:value-type="float" office:value="1.8492575" calcext:value-type="float">
            <text:p>1.8492575</text:p>
          </table:table-cell>
          <table:table-cell office:value-type="float" office:value="1.3325059" calcext:value-type="float">
            <text:p>1.3325059</text:p>
          </table:table-cell>
          <table:table-cell office:value-type="float" office:value="0.8589254" calcext:value-type="float">
            <text:p>0.8589254</text:p>
          </table:table-cell>
          <table:table-cell office:value-type="float" office:value="0.4549214" calcext:value-type="float">
            <text:p>0.4549214</text:p>
          </table:table-cell>
          <table:table-cell office:value-type="float" office:value="0.1676549" calcext:value-type="float">
            <text:p>0.1676549</text:p>
          </table:table-cell>
          <table:table-cell office:value-type="float" office:value="0.0320935" calcext:value-type="float">
            <text:p>0.0320935</text:p>
          </table:table-cell>
          <table:table-cell table:number-columns-repeated="3" office:value-type="float" office:value="0.0000028" calcext:value-type="float">
            <text:p>0.0000028</text:p>
          </table:table-cell>
          <table:table-cell office:value-type="float" office:value="0.0000022" calcext:value-type="float">
            <text:p>0.0000022</text:p>
          </table:table-cell>
          <table:table-cell office:value-type="float" office:value="0.0000007" calcext:value-type="float">
            <text:p>0.000000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li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EJ/yr</text:p>
          </table:table-cell>
          <table:table-cell office:value-type="float" office:value="3.312736" calcext:value-type="float">
            <text:p>3.312736</text:p>
          </table:table-cell>
          <table:table-cell office:value-type="float" office:value="2.9126466" calcext:value-type="float">
            <text:p>2.9126466</text:p>
          </table:table-cell>
          <table:table-cell office:value-type="float" office:value="2.7301399" calcext:value-type="float">
            <text:p>2.7301399</text:p>
          </table:table-cell>
          <table:table-cell office:value-type="float" office:value="2.0929234" calcext:value-type="float">
            <text:p>2.0929234</text:p>
          </table:table-cell>
          <table:table-cell office:value-type="float" office:value="1.6489017" calcext:value-type="float">
            <text:p>1.6489017</text:p>
          </table:table-cell>
          <table:table-cell office:value-type="float" office:value="1.330498" calcext:value-type="float">
            <text:p>1.330498</text:p>
          </table:table-cell>
          <table:table-cell office:value-type="float" office:value="1.559438" calcext:value-type="float">
            <text:p>1.559438</text:p>
          </table:table-cell>
          <table:table-cell office:value-type="float" office:value="1.6038269" calcext:value-type="float">
            <text:p>1.6038269</text:p>
          </table:table-cell>
          <table:table-cell office:value-type="float" office:value="1.8127614" calcext:value-type="float">
            <text:p>1.8127614</text:p>
          </table:table-cell>
          <table:table-cell office:value-type="float" office:value="2.1540262" calcext:value-type="float">
            <text:p>2.1540262</text:p>
          </table:table-cell>
          <table:table-cell office:value-type="float" office:value="2.1905646" calcext:value-type="float">
            <text:p>2.1905646</text:p>
          </table:table-cell>
          <table:table-cell office:value-type="float" office:value="2.2051792" calcext:value-type="float">
            <text:p>2.2051792</text:p>
          </table:table-cell>
          <table:table-cell office:value-type="float" office:value="2.1619438" calcext:value-type="float">
            <text:p>2.1619438</text:p>
          </table:table-cell>
          <table:table-cell office:value-type="float" office:value="2.1049467" calcext:value-type="float">
            <text:p>2.1049467</text:p>
          </table:table-cell>
          <table:table-cell office:value-type="float" office:value="1.9306009" calcext:value-type="float">
            <text:p>1.9306009</text:p>
          </table:table-cell>
          <table:table-cell office:value-type="float" office:value="1.6452422" calcext:value-type="float">
            <text:p>1.6452422</text:p>
          </table:table-cell>
          <table:table-cell office:value-type="float" office:value="1.2652416" calcext:value-type="float">
            <text:p>1.2652416</text:p>
          </table:table-cell>
          <table:table-cell office:value-type="float" office:value="1.0966044" calcext:value-type="float">
            <text:p>1.0966044</text:p>
          </table:table-cell>
          <table:table-cell office:value-type="float" office:value="0.9415175" calcext:value-type="float">
            <text:p>0.9415175</text:p>
          </table:table-cell>
          <table:table-cell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li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ditional Biomass</text:p>
          </table:table-cell>
          <table:table-cell office:value-type="string" calcext:value-type="string">
            <text:p>EJ/yr</text:p>
          </table:table-cell>
          <table:table-cell office:value-type="float" office:value="0.2105729" calcext:value-type="float">
            <text:p>0.2105729</text:p>
          </table:table-cell>
          <table:table-cell office:value-type="float" office:value="0.1879328" calcext:value-type="float">
            <text:p>0.1879328</text:p>
          </table:table-cell>
          <table:table-cell office:value-type="float" office:value="0.1649219" calcext:value-type="float">
            <text:p>0.1649219</text:p>
          </table:table-cell>
          <table:table-cell office:value-type="float" office:value="0.1411608" calcext:value-type="float">
            <text:p>0.1411608</text:p>
          </table:table-cell>
          <table:table-cell office:value-type="float" office:value="0.1162392" calcext:value-type="float">
            <text:p>0.1162392</text:p>
          </table:table-cell>
          <table:table-cell office:value-type="float" office:value="0.0898083" calcext:value-type="float">
            <text:p>0.0898083</text:p>
          </table:table-cell>
          <table:table-cell office:value-type="float" office:value="0.0616726" calcext:value-type="float">
            <text:p>0.0616726</text:p>
          </table:table-cell>
          <table:table-cell office:value-type="float" office:value="0.0318824" calcext:value-type="float">
            <text:p>0.0318824</text:p>
          </table:table-cell>
          <table:table-cell office:value-type="float" office:value="0.0082905" calcext:value-type="float">
            <text:p>0.0082905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EJ/yr</text:p>
          </table:table-cell>
          <table:table-cell office:value-type="float" office:value="26.0898395" calcext:value-type="float">
            <text:p>26.0898395</text:p>
          </table:table-cell>
          <table:table-cell office:value-type="float" office:value="24.5147065" calcext:value-type="float">
            <text:p>24.5147065</text:p>
          </table:table-cell>
          <table:table-cell office:value-type="float" office:value="23.73484" calcext:value-type="float">
            <text:p>23.73484</text:p>
          </table:table-cell>
          <table:table-cell office:value-type="float" office:value="23.7560543" calcext:value-type="float">
            <text:p>23.7560543</text:p>
          </table:table-cell>
          <table:table-cell office:value-type="float" office:value="22.4235431" calcext:value-type="float">
            <text:p>22.4235431</text:p>
          </table:table-cell>
          <table:table-cell office:value-type="float" office:value="19.5055466" calcext:value-type="float">
            <text:p>19.5055466</text:p>
          </table:table-cell>
          <table:table-cell office:value-type="float" office:value="17.2267628" calcext:value-type="float">
            <text:p>17.2267628</text:p>
          </table:table-cell>
          <table:table-cell office:value-type="float" office:value="15.6946817" calcext:value-type="float">
            <text:p>15.6946817</text:p>
          </table:table-cell>
          <table:table-cell office:value-type="float" office:value="14.9063097" calcext:value-type="float">
            <text:p>14.9063097</text:p>
          </table:table-cell>
          <table:table-cell office:value-type="float" office:value="14.2736513" calcext:value-type="float">
            <text:p>14.2736513</text:p>
          </table:table-cell>
          <table:table-cell office:value-type="float" office:value="13.8810765" calcext:value-type="float">
            <text:p>13.8810765</text:p>
          </table:table-cell>
          <table:table-cell office:value-type="float" office:value="13.6340282" calcext:value-type="float">
            <text:p>13.6340282</text:p>
          </table:table-cell>
          <table:table-cell office:value-type="float" office:value="13.159729" calcext:value-type="float">
            <text:p>13.159729</text:p>
          </table:table-cell>
          <table:table-cell office:value-type="float" office:value="12.9726017" calcext:value-type="float">
            <text:p>12.9726017</text:p>
          </table:table-cell>
          <table:table-cell office:value-type="float" office:value="13.0365085" calcext:value-type="float">
            <text:p>13.0365085</text:p>
          </table:table-cell>
          <table:table-cell office:value-type="float" office:value="13.1407257" calcext:value-type="float">
            <text:p>13.1407257</text:p>
          </table:table-cell>
          <table:table-cell office:value-type="float" office:value="12.7570317" calcext:value-type="float">
            <text:p>12.7570317</text:p>
          </table:table-cell>
          <table:table-cell office:value-type="float" office:value="11.821423" calcext:value-type="float">
            <text:p>11.821423</text:p>
          </table:table-cell>
          <table:table-cell office:value-type="float" office:value="10.6650388" calcext:value-type="float">
            <text:p>10.6650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EJ/yr</text:p>
          </table:table-cell>
          <table:table-cell office:value-type="float" office:value="0.130663" calcext:value-type="float">
            <text:p>0.130663</text:p>
          </table:table-cell>
          <table:table-cell office:value-type="float" office:value="0.1302155" calcext:value-type="float">
            <text:p>0.1302155</text:p>
          </table:table-cell>
          <table:table-cell office:value-type="float" office:value="0.1812796" calcext:value-type="float">
            <text:p>0.1812796</text:p>
          </table:table-cell>
          <table:table-cell office:value-type="float" office:value="0.8881897" calcext:value-type="float">
            <text:p>0.8881897</text:p>
          </table:table-cell>
          <table:table-cell office:value-type="float" office:value="1.5885796" calcext:value-type="float">
            <text:p>1.5885796</text:p>
          </table:table-cell>
          <table:table-cell office:value-type="float" office:value="1.6218522" calcext:value-type="float">
            <text:p>1.6218522</text:p>
          </table:table-cell>
          <table:table-cell office:value-type="float" office:value="1.688903" calcext:value-type="float">
            <text:p>1.688903</text:p>
          </table:table-cell>
          <table:table-cell office:value-type="float" office:value="1.8461596" calcext:value-type="float">
            <text:p>1.8461596</text:p>
          </table:table-cell>
          <table:table-cell office:value-type="float" office:value="2.2621368" calcext:value-type="float">
            <text:p>2.2621368</text:p>
          </table:table-cell>
          <table:table-cell office:value-type="float" office:value="2.6678641" calcext:value-type="float">
            <text:p>2.6678641</text:p>
          </table:table-cell>
          <table:table-cell office:value-type="float" office:value="3.1158645" calcext:value-type="float">
            <text:p>3.1158645</text:p>
          </table:table-cell>
          <table:table-cell office:value-type="float" office:value="3.7597049" calcext:value-type="float">
            <text:p>3.7597049</text:p>
          </table:table-cell>
          <table:table-cell office:value-type="float" office:value="4.383424" calcext:value-type="float">
            <text:p>4.383424</text:p>
          </table:table-cell>
          <table:table-cell office:value-type="float" office:value="4.9812918" calcext:value-type="float">
            <text:p>4.9812918</text:p>
          </table:table-cell>
          <table:table-cell table:number-columns-repeated="3" office:value-type="float" office:value="5.2294169" calcext:value-type="float">
            <text:p>5.2294169</text:p>
          </table:table-cell>
          <table:table-cell office:value-type="float" office:value="5.4947454" calcext:value-type="float">
            <text:p>5.4947454</text:p>
          </table:table-cell>
          <table:table-cell office:value-type="float" office:value="5.3054073" calcext:value-type="float">
            <text:p>5.3054073</text:p>
          </table:table-cell>
          <table:table-cell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EJ/yr</text:p>
          </table:table-cell>
          <table:table-cell office:value-type="float" office:value="25.9591765" calcext:value-type="float">
            <text:p>25.9591765</text:p>
          </table:table-cell>
          <table:table-cell office:value-type="float" office:value="24.3844909" calcext:value-type="float">
            <text:p>24.3844909</text:p>
          </table:table-cell>
          <table:table-cell office:value-type="float" office:value="23.5535604" calcext:value-type="float">
            <text:p>23.5535604</text:p>
          </table:table-cell>
          <table:table-cell office:value-type="float" office:value="22.8678646" calcext:value-type="float">
            <text:p>22.8678646</text:p>
          </table:table-cell>
          <table:table-cell office:value-type="float" office:value="20.8349634" calcext:value-type="float">
            <text:p>20.8349634</text:p>
          </table:table-cell>
          <table:table-cell office:value-type="float" office:value="17.8836944" calcext:value-type="float">
            <text:p>17.8836944</text:p>
          </table:table-cell>
          <table:table-cell office:value-type="float" office:value="15.537857" calcext:value-type="float">
            <text:p>15.537857</text:p>
          </table:table-cell>
          <table:table-cell office:value-type="float" office:value="13.8485192" calcext:value-type="float">
            <text:p>13.8485192</text:p>
          </table:table-cell>
          <table:table-cell office:value-type="float" office:value="12.64417" calcext:value-type="float">
            <text:p>12.64417</text:p>
          </table:table-cell>
          <table:table-cell office:value-type="float" office:value="11.6057844" calcext:value-type="float">
            <text:p>11.6057844</text:p>
          </table:table-cell>
          <table:table-cell office:value-type="float" office:value="10.4087034" calcext:value-type="float">
            <text:p>10.4087034</text:p>
          </table:table-cell>
          <table:table-cell office:value-type="float" office:value="8.8684323" calcext:value-type="float">
            <text:p>8.8684323</text:p>
          </table:table-cell>
          <table:table-cell office:value-type="float" office:value="6.0322143" calcext:value-type="float">
            <text:p>6.0322143</text:p>
          </table:table-cell>
          <table:table-cell office:value-type="float" office:value="2.8383252" calcext:value-type="float">
            <text:p>2.8383252</text:p>
          </table:table-cell>
          <table:table-cell office:value-type="float" office:value="0.5745884" calcext:value-type="float">
            <text:p>0.5745884</text:p>
          </table:table-cell>
          <table:table-cell office:value-type="float" office:value="0.0527937" calcext:value-type="float">
            <text:p>0.0527937</text:p>
          </table:table-cell>
          <table:table-cell office:value-type="float" office:value="0.0000046" calcext:value-type="float">
            <text:p>0.0000046</text:p>
          </table:table-cell>
          <table:table-cell office:value-type="float" office:value="0.0000751" calcext:value-type="float">
            <text:p>0.0000751</text:p>
          </table:table-cell>
          <table:table-cell office:value-type="float" office:value="0.0000033" calcext:value-type="float">
            <text:p>0.0000033</text:p>
          </table:table-cell>
          <table:table-cell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EJ/y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0000028" calcext:value-type="float">
            <text:p>0.0000028</text:p>
          </table:table-cell>
          <table:table-cell office:value-type="float" office:value="0.3565087" calcext:value-type="float">
            <text:p>0.3565087</text:p>
          </table:table-cell>
          <table:table-cell office:value-type="float" office:value="1.0058909" calcext:value-type="float">
            <text:p>1.0058909</text:p>
          </table:table-cell>
          <table:table-cell office:value-type="float" office:value="2.7440907" calcext:value-type="float">
            <text:p>2.7440907</text:p>
          </table:table-cell>
          <table:table-cell office:value-type="float" office:value="5.1529847" calcext:value-type="float">
            <text:p>5.1529847</text:p>
          </table:table-cell>
          <table:table-cell office:value-type="float" office:value="7.2325033" calcext:value-type="float">
            <text:p>7.2325033</text:p>
          </table:table-cell>
          <table:table-cell office:value-type="float" office:value="7.8585151" calcext:value-type="float">
            <text:p>7.8585151</text:p>
          </table:table-cell>
          <table:table-cell office:value-type="float" office:value="7.5276103" calcext:value-type="float">
            <text:p>7.5276103</text:p>
          </table:table-cell>
          <table:table-cell office:value-type="float" office:value="6.3266026" calcext:value-type="float">
            <text:p>6.3266026</text:p>
          </table:table-cell>
          <table:table-cell office:value-type="float" office:value="5.3596282" calcext:value-type="float">
            <text:p>5.3596282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EJ/yr</text:p>
          </table:table-cell>
          <table:table-cell office:value-type="float" office:value="0.0137235" calcext:value-type="float">
            <text:p>0.0137235</text:p>
          </table:table-cell>
          <table:table-cell office:value-type="float" office:value="0.0034292" calcext:value-type="float">
            <text:p>0.0034292</text:p>
          </table:table-cell>
          <table:table-cell office:value-type="float" office:value="0.0000533" calcext:value-type="float">
            <text:p>0.0000533</text:p>
          </table:table-cell>
          <table:table-cell office:value-type="float" office:value="0.0000525" calcext:value-type="float">
            <text:p>0.0000525</text:p>
          </table:table-cell>
          <table:table-cell office:value-type="float" office:value="0.0000531" calcext:value-type="float">
            <text:p>0.0000531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0000419" calcext:value-type="float">
            <text:p>0.0000419</text:p>
          </table:table-cell>
          <table:table-cell office:value-type="float" office:value="0.0000303" calcext:value-type="float">
            <text:p>0.0000303</text:p>
          </table:table-cell>
          <table:table-cell office:value-type="float" office:value="0.0000129" calcext:value-type="float">
            <text:p>0.0000129</text:p>
          </table:table-cell>
          <table:table-cell table:number-columns-repeated="3" office:value-type="float" office:value="0.0000054" calcext:value-type="float">
            <text:p>0.0000054</text:p>
          </table:table-cell>
          <table:table-cell office:value-type="float" office:value="0.0000061" calcext:value-type="float">
            <text:p>0.0000061</text:p>
          </table:table-cell>
          <table:table-cell office:value-type="float" office:value="0.0000059" calcext:value-type="float">
            <text:p>0.0000059</text:p>
          </table:table-cell>
          <table:table-cell office:value-type="float" office:value="0.0000054" calcext:value-type="float">
            <text:p>0.0000054</text:p>
          </table:table-cell>
          <table:table-cell office:value-type="float" office:value="0.0000017" calcext:value-type="float">
            <text:p>0.0000017</text:p>
          </table:table-cell>
          <table:table-cell office:value-type="float" office:value="0.0000004" calcext:value-type="float">
            <text:p>0.0000004</text:p>
          </table:table-cell>
          <table:table-cell office:value-type="float" office:value="0.0000714" calcext:value-type="float">
            <text:p>0.000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EJ/yr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J/yr</text:p>
          </table:table-cell>
          <table:table-cell office:value-type="float" office:value="25.945453" calcext:value-type="float">
            <text:p>25.945453</text:p>
          </table:table-cell>
          <table:table-cell office:value-type="float" office:value="24.3810617" calcext:value-type="float">
            <text:p>24.3810617</text:p>
          </table:table-cell>
          <table:table-cell office:value-type="float" office:value="23.5535071" calcext:value-type="float">
            <text:p>23.5535071</text:p>
          </table:table-cell>
          <table:table-cell office:value-type="float" office:value="22.8678121" calcext:value-type="float">
            <text:p>22.8678121</text:p>
          </table:table-cell>
          <table:table-cell office:value-type="float" office:value="20.8349103" calcext:value-type="float">
            <text:p>20.8349103</text:p>
          </table:table-cell>
          <table:table-cell office:value-type="float" office:value="17.8836454" calcext:value-type="float">
            <text:p>17.8836454</text:p>
          </table:table-cell>
          <table:table-cell office:value-type="float" office:value="15.5378152" calcext:value-type="float">
            <text:p>15.5378152</text:p>
          </table:table-cell>
          <table:table-cell office:value-type="float" office:value="13.8484889" calcext:value-type="float">
            <text:p>13.8484889</text:p>
          </table:table-cell>
          <table:table-cell office:value-type="float" office:value="12.6441572" calcext:value-type="float">
            <text:p>12.6441572</text:p>
          </table:table-cell>
          <table:table-cell office:value-type="float" office:value="11.605779" calcext:value-type="float">
            <text:p>11.605779</text:p>
          </table:table-cell>
          <table:table-cell office:value-type="float" office:value="10.408698" calcext:value-type="float">
            <text:p>10.408698</text:p>
          </table:table-cell>
          <table:table-cell office:value-type="float" office:value="8.868427" calcext:value-type="float">
            <text:p>8.868427</text:p>
          </table:table-cell>
          <table:table-cell office:value-type="float" office:value="6.0322082" calcext:value-type="float">
            <text:p>6.0322082</text:p>
          </table:table-cell>
          <table:table-cell office:value-type="float" office:value="2.8383193" calcext:value-type="float">
            <text:p>2.8383193</text:p>
          </table:table-cell>
          <table:table-cell office:value-type="float" office:value="0.5745831" calcext:value-type="float">
            <text:p>0.5745831</text:p>
          </table:table-cell>
          <table:table-cell office:value-type="float" office:value="0.0527921" calcext:value-type="float">
            <text:p>0.0527921</text:p>
          </table:table-cell>
          <table:table-cell office:value-type="float" office:value="0.0000042" calcext:value-type="float">
            <text:p>0.0000042</text:p>
          </table:table-cell>
          <table:table-cell office:value-type="float" office:value="0.0000038" calcext:value-type="float">
            <text:p>0.0000038</text:p>
          </table:table-cell>
          <table:table-cell office:value-type="float" office:value="0.0000033" calcext:value-type="float">
            <text:p>0.0000033</text:p>
          </table:table-cell>
        </table:table-row>
        <table:table-row table:style-name="ro1" table:number-rows-repeated="2">
          <table:table-cell table:number-columns-repeated="2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EJ/yr</text:p>
          </table:table-cell>
          <table:table-cell office:value-type="float" office:value="12.7681606" calcext:value-type="float">
            <text:p>12.7681606</text:p>
          </table:table-cell>
          <table:table-cell office:value-type="float" office:value="12.4821142" calcext:value-type="float">
            <text:p>12.4821142</text:p>
          </table:table-cell>
          <table:table-cell office:value-type="float" office:value="11.8655329" calcext:value-type="float">
            <text:p>11.8655329</text:p>
          </table:table-cell>
          <table:table-cell office:value-type="float" office:value="11.8397059" calcext:value-type="float">
            <text:p>11.8397059</text:p>
          </table:table-cell>
          <table:table-cell office:value-type="float" office:value="11.4177831" calcext:value-type="float">
            <text:p>11.4177831</text:p>
          </table:table-cell>
          <table:table-cell office:value-type="float" office:value="9.7171472" calcext:value-type="float">
            <text:p>9.7171472</text:p>
          </table:table-cell>
          <table:table-cell office:value-type="float" office:value="9.0174972" calcext:value-type="float">
            <text:p>9.0174972</text:p>
          </table:table-cell>
          <table:table-cell office:value-type="float" office:value="7.9039662" calcext:value-type="float">
            <text:p>7.9039662</text:p>
          </table:table-cell>
          <table:table-cell office:value-type="float" office:value="6.6777553" calcext:value-type="float">
            <text:p>6.6777553</text:p>
          </table:table-cell>
          <table:table-cell office:value-type="float" office:value="5.8294944" calcext:value-type="float">
            <text:p>5.8294944</text:p>
          </table:table-cell>
          <table:table-cell office:value-type="float" office:value="5.5377746" calcext:value-type="float">
            <text:p>5.5377746</text:p>
          </table:table-cell>
          <table:table-cell office:value-type="float" office:value="5.2443053" calcext:value-type="float">
            <text:p>5.2443053</text:p>
          </table:table-cell>
          <table:table-cell office:value-type="float" office:value="4.480252" calcext:value-type="float">
            <text:p>4.480252</text:p>
          </table:table-cell>
          <table:table-cell office:value-type="float" office:value="3.7784895" calcext:value-type="float">
            <text:p>3.7784895</text:p>
          </table:table-cell>
          <table:table-cell office:value-type="float" office:value="3.3358008" calcext:value-type="float">
            <text:p>3.3358008</text:p>
          </table:table-cell>
          <table:table-cell office:value-type="float" office:value="3.0514337" calcext:value-type="float">
            <text:p>3.0514337</text:p>
          </table:table-cell>
          <table:table-cell office:value-type="float" office:value="2.6175841" calcext:value-type="float">
            <text:p>2.6175841</text:p>
          </table:table-cell>
          <table:table-cell office:value-type="float" office:value="2.4203816" calcext:value-type="float">
            <text:p>2.4203816</text:p>
          </table:table-cell>
          <table:table-cell office:value-type="float" office:value="2.1888456" calcext:value-type="float">
            <text:p>2.1888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EJ/yr</text:p>
          </table:table-cell>
          <table:table-cell office:value-type="float" office:value="0.0259232" calcext:value-type="float">
            <text:p>0.0259232</text:p>
          </table:table-cell>
          <table:table-cell office:value-type="float" office:value="0.0258865" calcext:value-type="float">
            <text:p>0.0258865</text:p>
          </table:table-cell>
          <table:table-cell office:value-type="float" office:value="0.0257411" calcext:value-type="float">
            <text:p>0.0257411</text:p>
          </table:table-cell>
          <table:table-cell office:value-type="float" office:value="0.0253479" calcext:value-type="float">
            <text:p>0.0253479</text:p>
          </table:table-cell>
          <table:table-cell office:value-type="float" office:value="0.0245056" calcext:value-type="float">
            <text:p>0.0245056</text:p>
          </table:table-cell>
          <table:table-cell office:value-type="float" office:value="0.0229509" calcext:value-type="float">
            <text:p>0.0229509</text:p>
          </table:table-cell>
          <table:table-cell office:value-type="float" office:value="0.0203579" calcext:value-type="float">
            <text:p>0.0203579</text:p>
          </table:table-cell>
          <table:table-cell office:value-type="float" office:value="0.0163388" calcext:value-type="float">
            <text:p>0.0163388</text:p>
          </table:table-cell>
          <table:table-cell office:value-type="float" office:value="0.0105663" calcext:value-type="float">
            <text:p>0.0105663</text:p>
          </table:table-cell>
          <table:table-cell office:value-type="float" office:value="0.0039437" calcext:value-type="float">
            <text:p>0.0039437</text:p>
          </table:table-cell>
          <table:table-cell table:number-columns-repeated="5" office:value-type="float" office:value="0.0000029" calcext:value-type="float">
            <text:p>0.0000029</text:p>
          </table:table-cell>
          <table:table-cell office:value-type="float" office:value="0.0000015" calcext:value-type="float">
            <text:p>0.0000015</text:p>
          </table:table-cell>
          <table:table-cell office:value-type="float" office:value="0.0000007" calcext:value-type="float">
            <text:p>0.0000007</text:p>
          </table:table-cell>
          <table:table-cell office:value-type="float" office:value="0.0000003" calcext:value-type="float">
            <text:p>0.0000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EJ/yr</text:p>
          </table:table-cell>
          <table:table-cell office:value-type="float" office:value="12.6019705" calcext:value-type="float">
            <text:p>12.6019705</text:p>
          </table:table-cell>
          <table:table-cell office:value-type="float" office:value="12.2339829" calcext:value-type="float">
            <text:p>12.2339829</text:p>
          </table:table-cell>
          <table:table-cell office:value-type="float" office:value="11.5495378" calcext:value-type="float">
            <text:p>11.5495378</text:p>
          </table:table-cell>
          <table:table-cell office:value-type="float" office:value="11.5100101" calcext:value-type="float">
            <text:p>11.5100101</text:p>
          </table:table-cell>
          <table:table-cell office:value-type="float" office:value="11.0726445" calcext:value-type="float">
            <text:p>11.0726445</text:p>
          </table:table-cell>
          <table:table-cell office:value-type="float" office:value="9.3610714" calcext:value-type="float">
            <text:p>9.3610714</text:p>
          </table:table-cell>
          <table:table-cell office:value-type="float" office:value="8.6516601" calcext:value-type="float">
            <text:p>8.6516601</text:p>
          </table:table-cell>
          <table:table-cell office:value-type="float" office:value="7.5288208" calcext:value-type="float">
            <text:p>7.5288208</text:p>
          </table:table-cell>
          <table:table-cell office:value-type="float" office:value="6.2936116" calcext:value-type="float">
            <text:p>6.2936116</text:p>
          </table:table-cell>
          <table:table-cell office:value-type="float" office:value="5.4370156" calcext:value-type="float">
            <text:p>5.4370156</text:p>
          </table:table-cell>
          <table:table-cell office:value-type="float" office:value="5.133854" calcext:value-type="float">
            <text:p>5.133854</text:p>
          </table:table-cell>
          <table:table-cell office:value-type="float" office:value="4.8242122" calcext:value-type="float">
            <text:p>4.8242122</text:p>
          </table:table-cell>
          <table:table-cell office:value-type="float" office:value="4.0251987" calcext:value-type="float">
            <text:p>4.0251987</text:p>
          </table:table-cell>
          <table:table-cell office:value-type="float" office:value="3.2886065" calcext:value-type="float">
            <text:p>3.2886065</text:p>
          </table:table-cell>
          <table:table-cell office:value-type="float" office:value="2.8069864" calcext:value-type="float">
            <text:p>2.8069864</text:p>
          </table:table-cell>
          <table:table-cell office:value-type="float" office:value="2.4624291" calcext:value-type="float">
            <text:p>2.4624291</text:p>
          </table:table-cell>
          <table:table-cell office:value-type="float" office:value="2.010766" calcext:value-type="float">
            <text:p>2.010766</text:p>
          </table:table-cell>
          <table:table-cell office:value-type="float" office:value="1.76012" calcext:value-type="float">
            <text:p>1.76012</text:p>
          </table:table-cell>
          <table:table-cell office:value-type="float" office:value="1.51077" calcext:value-type="float">
            <text:p>1.51077</text:p>
          </table:table-cell>
          <table:table-cell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EJ/y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3" office:value-type="float" office:value="0.0000028" calcext:value-type="float">
            <text:p>0.0000028</text:p>
          </table:table-cell>
          <table:table-cell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EJ/yr</text:p>
          </table:table-cell>
          <table:table-cell office:value-type="float" office:value="0.1402668" calcext:value-type="float">
            <text:p>0.1402668</text:p>
          </table:table-cell>
          <table:table-cell office:value-type="float" office:value="0.2222448" calcext:value-type="float">
            <text:p>0.2222448</text:p>
          </table:table-cell>
          <table:table-cell office:value-type="float" office:value="0.290254" calcext:value-type="float">
            <text:p>0.290254</text:p>
          </table:table-cell>
          <table:table-cell office:value-type="float" office:value="0.304348" calcext:value-type="float">
            <text:p>0.304348</text:p>
          </table:table-cell>
          <table:table-cell office:value-type="float" office:value="0.320633" calcext:value-type="float">
            <text:p>0.320633</text:p>
          </table:table-cell>
          <table:table-cell office:value-type="float" office:value="0.3331249" calcext:value-type="float">
            <text:p>0.3331249</text:p>
          </table:table-cell>
          <table:table-cell office:value-type="float" office:value="0.3454763" calcext:value-type="float">
            <text:p>0.3454763</text:p>
          </table:table-cell>
          <table:table-cell office:value-type="float" office:value="0.3588038" calcext:value-type="float">
            <text:p>0.3588038</text:p>
          </table:table-cell>
          <table:table-cell office:value-type="float" office:value="0.3735745" calcext:value-type="float">
            <text:p>0.3735745</text:p>
          </table:table-cell>
          <table:table-cell office:value-type="float" office:value="0.3885322" calcext:value-type="float">
            <text:p>0.3885322</text:p>
          </table:table-cell>
          <table:table-cell office:value-type="float" office:value="0.4039149" calcext:value-type="float">
            <text:p>0.4039149</text:p>
          </table:table-cell>
          <table:table-cell office:value-type="float" office:value="0.4200874" calcext:value-type="float">
            <text:p>0.4200874</text:p>
          </table:table-cell>
          <table:table-cell office:value-type="float" office:value="0.4550476" calcext:value-type="float">
            <text:p>0.4550476</text:p>
          </table:table-cell>
          <table:table-cell office:value-type="float" office:value="0.4898772" calcext:value-type="float">
            <text:p>0.4898772</text:p>
          </table:table-cell>
          <table:table-cell office:value-type="float" office:value="0.5288088" calcext:value-type="float">
            <text:p>0.5288088</text:p>
          </table:table-cell>
          <table:table-cell office:value-type="float" office:value="0.5890002" calcext:value-type="float">
            <text:p>0.5890002</text:p>
          </table:table-cell>
          <table:table-cell office:value-type="float" office:value="0.6068145" calcext:value-type="float">
            <text:p>0.6068145</text:p>
          </table:table-cell>
          <table:table-cell office:value-type="float" office:value="0.6602585" calcext:value-type="float">
            <text:p>0.6602585</text:p>
          </table:table-cell>
          <table:table-cell office:value-type="float" office:value="0.6780728" calcext:value-type="float">
            <text:p>0.6780728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EJ/yr</text:p>
          </table:table-cell>
          <table:table-cell office:value-type="float" office:value="0.3357574" calcext:value-type="float">
            <text:p>0.3357574</text:p>
          </table:table-cell>
          <table:table-cell office:value-type="float" office:value="0.0712549" calcext:value-type="float">
            <text:p>0.0712549</text:p>
          </table:table-cell>
          <table:table-cell office:value-type="float" office:value="0.0002551" calcext:value-type="float">
            <text:p>0.0002551</text:p>
          </table:table-cell>
          <table:table-cell office:value-type="float" office:value="0.0002045" calcext:value-type="float">
            <text:p>0.0002045</text:p>
          </table:table-cell>
          <table:table-cell office:value-type="float" office:value="0.0001567" calcext:value-type="float">
            <text:p>0.0001567</text:p>
          </table:table-cell>
          <table:table-cell office:value-type="float" office:value="0.0001116" calcext:value-type="float">
            <text:p>0.0001116</text:p>
          </table:table-cell>
          <table:table-cell office:value-type="float" office:value="0.0000693" calcext:value-type="float">
            <text:p>0.0000693</text:p>
          </table:table-cell>
          <table:table-cell office:value-type="float" office:value="0.0000323" calcext:value-type="float">
            <text:p>0.0000323</text:p>
          </table:table-cell>
          <table:table-cell office:value-type="float" office:value="0.0000077" calcext:value-type="float">
            <text:p>0.0000077</text:p>
          </table:table-cell>
          <table:table-cell table:number-columns-repeated="6" office:value-type="float" office:value="0.0000028" calcext:value-type="float">
            <text:p>0.000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734" calcext:value-type="float">
            <text:p>0.000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EJ/yr</text:p>
          </table:table-cell>
          <table:table-cell office:value-type="float" office:value="12.2662131" calcext:value-type="float">
            <text:p>12.2662131</text:p>
          </table:table-cell>
          <table:table-cell office:value-type="float" office:value="12.162728" calcext:value-type="float">
            <text:p>12.162728</text:p>
          </table:table-cell>
          <table:table-cell office:value-type="float" office:value="11.5492827" calcext:value-type="float">
            <text:p>11.5492827</text:p>
          </table:table-cell>
          <table:table-cell office:value-type="float" office:value="11.5098056" calcext:value-type="float">
            <text:p>11.5098056</text:p>
          </table:table-cell>
          <table:table-cell office:value-type="float" office:value="11.0724879" calcext:value-type="float">
            <text:p>11.0724879</text:p>
          </table:table-cell>
          <table:table-cell office:value-type="float" office:value="9.3609598" calcext:value-type="float">
            <text:p>9.3609598</text:p>
          </table:table-cell>
          <table:table-cell office:value-type="float" office:value="8.6515908" calcext:value-type="float">
            <text:p>8.6515908</text:p>
          </table:table-cell>
          <table:table-cell office:value-type="float" office:value="7.5287885" calcext:value-type="float">
            <text:p>7.5287885</text:p>
          </table:table-cell>
          <table:table-cell office:value-type="float" office:value="6.2936039" calcext:value-type="float">
            <text:p>6.2936039</text:p>
          </table:table-cell>
          <table:table-cell office:value-type="float" office:value="5.4370128" calcext:value-type="float">
            <text:p>5.4370128</text:p>
          </table:table-cell>
          <table:table-cell office:value-type="float" office:value="5.1338512" calcext:value-type="float">
            <text:p>5.1338512</text:p>
          </table:table-cell>
          <table:table-cell office:value-type="float" office:value="4.8242093" calcext:value-type="float">
            <text:p>4.8242093</text:p>
          </table:table-cell>
          <table:table-cell office:value-type="float" office:value="4.0251959" calcext:value-type="float">
            <text:p>4.0251959</text:p>
          </table:table-cell>
          <table:table-cell office:value-type="float" office:value="3.2886037" calcext:value-type="float">
            <text:p>3.2886037</text:p>
          </table:table-cell>
          <table:table-cell office:value-type="float" office:value="2.8069835" calcext:value-type="float">
            <text:p>2.8069835</text:p>
          </table:table-cell>
          <table:table-cell office:value-type="float" office:value="2.4624291" calcext:value-type="float">
            <text:p>2.4624291</text:p>
          </table:table-cell>
          <table:table-cell office:value-type="float" office:value="2.010766" calcext:value-type="float">
            <text:p>2.010766</text:p>
          </table:table-cell>
          <table:table-cell office:value-type="float" office:value="1.7598466" calcext:value-type="float">
            <text:p>1.7598466</text:p>
          </table:table-cell>
          <table:table-cell office:value-type="float" office:value="1.51077" calcext:value-type="float">
            <text:p>1.51077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J/yr</text:p>
          </table:table-cell>
          <table:table-cell office:value-type="float" office:value="2.5649958" calcext:value-type="float">
            <text:p>2.5649958</text:p>
          </table:table-cell>
          <table:table-cell office:value-type="float" office:value="2.4672359" calcext:value-type="float">
            <text:p>2.4672359</text:p>
          </table:table-cell>
          <table:table-cell office:value-type="float" office:value="2.4654498" calcext:value-type="float">
            <text:p>2.4654498</text:p>
          </table:table-cell>
          <table:table-cell office:value-type="float" office:value="2.4942906" calcext:value-type="float">
            <text:p>2.4942906</text:p>
          </table:table-cell>
          <table:table-cell office:value-type="float" office:value="2.8390261" calcext:value-type="float">
            <text:p>2.8390261</text:p>
          </table:table-cell>
          <table:table-cell office:value-type="float" office:value="3.1155622" calcext:value-type="float">
            <text:p>3.1155622</text:p>
          </table:table-cell>
          <table:table-cell office:value-type="float" office:value="2.912853" calcext:value-type="float">
            <text:p>2.912853</text:p>
          </table:table-cell>
          <table:table-cell office:value-type="float" office:value="2.6826954" calcext:value-type="float">
            <text:p>2.6826954</text:p>
          </table:table-cell>
          <table:table-cell office:value-type="float" office:value="2.4186212" calcext:value-type="float">
            <text:p>2.4186212</text:p>
          </table:table-cell>
          <table:table-cell office:value-type="float" office:value="2.1409786" calcext:value-type="float">
            <text:p>2.1409786</text:p>
          </table:table-cell>
          <table:table-cell office:value-type="float" office:value="1.8831952" calcext:value-type="float">
            <text:p>1.8831952</text:p>
          </table:table-cell>
          <table:table-cell office:value-type="float" office:value="1.7604142" calcext:value-type="float">
            <text:p>1.7604142</text:p>
          </table:table-cell>
          <table:table-cell office:value-type="float" office:value="1.6395767" calcext:value-type="float">
            <text:p>1.6395767</text:p>
          </table:table-cell>
          <table:table-cell office:value-type="float" office:value="1.7196696" calcext:value-type="float">
            <text:p>1.7196696</text:p>
          </table:table-cell>
          <table:table-cell office:value-type="float" office:value="1.8491454" calcext:value-type="float">
            <text:p>1.8491454</text:p>
          </table:table-cell>
          <table:table-cell office:value-type="float" office:value="1.6984248" calcext:value-type="float">
            <text:p>1.6984248</text:p>
          </table:table-cell>
          <table:table-cell office:value-type="float" office:value="1.6442838" calcext:value-type="float">
            <text:p>1.6442838</text:p>
          </table:table-cell>
          <table:table-cell office:value-type="float" office:value="1.7996734" calcext:value-type="float">
            <text:p>1.7996734</text:p>
          </table:table-cell>
          <table:table-cell office:value-type="float" office:value="1.3093816" calcext:value-type="float">
            <text:p>1.3093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EJ/yr</text:p>
          </table:table-cell>
          <table:table-cell office:value-type="float" office:value="0.3824722" calcext:value-type="float">
            <text:p>0.3824722</text:p>
          </table:table-cell>
          <table:table-cell office:value-type="float" office:value="0.7610541" calcext:value-type="float">
            <text:p>0.7610541</text:p>
          </table:table-cell>
          <table:table-cell office:value-type="float" office:value="1.2497072" calcext:value-type="float">
            <text:p>1.2497072</text:p>
          </table:table-cell>
          <table:table-cell office:value-type="float" office:value="1.6803418" calcext:value-type="float">
            <text:p>1.6803418</text:p>
          </table:table-cell>
          <table:table-cell office:value-type="float" office:value="2.2052247" calcext:value-type="float">
            <text:p>2.2052247</text:p>
          </table:table-cell>
          <table:table-cell office:value-type="float" office:value="2.7181046" calcext:value-type="float">
            <text:p>2.7181046</text:p>
          </table:table-cell>
          <table:table-cell office:value-type="float" office:value="2.6766353" calcext:value-type="float">
            <text:p>2.6766353</text:p>
          </table:table-cell>
          <table:table-cell office:value-type="float" office:value="2.543159" calcext:value-type="float">
            <text:p>2.543159</text:p>
          </table:table-cell>
          <table:table-cell office:value-type="float" office:value="2.3313509" calcext:value-type="float">
            <text:p>2.3313509</text:p>
          </table:table-cell>
          <table:table-cell office:value-type="float" office:value="2.0691565" calcext:value-type="float">
            <text:p>2.0691565</text:p>
          </table:table-cell>
          <table:table-cell office:value-type="float" office:value="1.754197" calcext:value-type="float">
            <text:p>1.754197</text:p>
          </table:table-cell>
          <table:table-cell office:value-type="float" office:value="1.4277279" calcext:value-type="float">
            <text:p>1.4277279</text:p>
          </table:table-cell>
          <table:table-cell office:value-type="float" office:value="0.7363161" calcext:value-type="float">
            <text:p>0.7363161</text:p>
          </table:table-cell>
          <table:table-cell office:value-type="float" office:value="0.2811646" calcext:value-type="float">
            <text:p>0.2811646</text:p>
          </table:table-cell>
          <table:table-cell office:value-type="float" office:value="0.2357499" calcext:value-type="float">
            <text:p>0.2357499</text:p>
          </table:table-cell>
          <table:table-cell office:value-type="float" office:value="0.1505729" calcext:value-type="float">
            <text:p>0.1505729</text:p>
          </table:table-cell>
          <table:table-cell office:value-type="float" office:value="0.0527241" calcext:value-type="float">
            <text:p>0.052724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EJ/yr</text:p>
          </table:table-cell>
          <table:table-cell office:value-type="float" office:value="0.8894936" calcext:value-type="float">
            <text:p>0.8894936</text:p>
          </table:table-cell>
          <table:table-cell office:value-type="float" office:value="0.8405973" calcext:value-type="float">
            <text:p>0.8405973</text:p>
          </table:table-cell>
          <table:table-cell office:value-type="float" office:value="0.6780893" calcext:value-type="float">
            <text:p>0.6780893</text:p>
          </table:table-cell>
          <table:table-cell office:value-type="float" office:value="0.397868" calcext:value-type="float">
            <text:p>0.397868</text:p>
          </table:table-cell>
          <table:table-cell office:value-type="float" office:value="0.3275949" calcext:value-type="float">
            <text:p>0.3275949</text:p>
          </table:table-cell>
          <table:table-cell office:value-type="float" office:value="0.2641691" calcext:value-type="float">
            <text:p>0.2641691</text:p>
          </table:table-cell>
          <table:table-cell office:value-type="float" office:value="0.2008768" calcext:value-type="float">
            <text:p>0.2008768</text:p>
          </table:table-cell>
          <table:table-cell office:value-type="float" office:value="0.1387967" calcext:value-type="float">
            <text:p>0.1387967</text:p>
          </table:table-cell>
          <table:table-cell office:value-type="float" office:value="0.0796963" calcext:value-type="float">
            <text:p>0.0796963</text:p>
          </table:table-cell>
          <table:table-cell office:value-type="float" office:value="0.0308436" calcext:value-type="float">
            <text:p>0.0308436</text:p>
          </table:table-cell>
          <table:table-cell office:value-type="float" office:value="0.006321" calcext:value-type="float">
            <text:p>0.006321</text:p>
          </table:table-cell>
          <table:table-cell table:number-columns-repeated="2" office:value-type="float" office:value="0.0000027" calcext:value-type="float">
            <text:p>0.0000027</text:p>
          </table:table-cell>
          <table:table-cell office:value-type="float" office:value="0.0000029" calcext:value-type="float">
            <text:p>0.0000029</text:p>
          </table:table-cell>
          <table:table-cell office:value-type="float" office:value="0.0000027" calcext:value-type="float">
            <text:p>0.0000027</text:p>
          </table:table-cell>
          <table:table-cell office:value-type="float" office:value="0.0000009" calcext:value-type="float">
            <text:p>0.0000009</text:p>
          </table:table-cell>
          <table:table-cell office:value-type="float" office:value="0" calcext:value-type="float">
            <text:p>0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EJ/yr</text:p>
          </table:table-cell>
          <table:table-cell office:value-type="float" office:value="1.2647588" calcext:value-type="float">
            <text:p>1.2647588</text:p>
          </table:table-cell>
          <table:table-cell office:value-type="float" office:value="0.8375926" calcext:value-type="float">
            <text:p>0.8375926</text:p>
          </table:table-cell>
          <table:table-cell office:value-type="float" office:value="0.5107456" calcext:value-type="float">
            <text:p>0.5107456</text:p>
          </table:table-cell>
          <table:table-cell office:value-type="float" office:value="0.3920707" calcext:value-type="float">
            <text:p>0.3920707</text:p>
          </table:table-cell>
          <table:table-cell office:value-type="float" office:value="0.2883217" calcext:value-type="float">
            <text:p>0.2883217</text:p>
          </table:table-cell>
          <table:table-cell office:value-type="float" office:value="0.1253765" calcext:value-type="float">
            <text:p>0.1253765</text:p>
          </table:table-cell>
          <table:table-cell office:value-type="float" office:value="0.0353396" calcext:value-type="float">
            <text:p>0.0353396</text:p>
          </table:table-cell>
          <table:table-cell office:value-type="float" office:value="0.0007385" calcext:value-type="float">
            <text:p>0.0007385</text:p>
          </table:table-cell>
          <table:table-cell office:value-type="float" office:value="0.0002395" calcext:value-type="float">
            <text:p>0.0002395</text:p>
          </table:table-cell>
          <table:table-cell office:value-type="float" office:value="0.0000339" calcext:value-type="float">
            <text:p>0.0000339</text:p>
          </table:table-cell>
          <table:table-cell table:number-columns-repeated="5" office:value-type="float" office:value="0.000003" calcext:value-type="float">
            <text:p>0.000003</text:p>
          </table:table-cell>
          <table:table-cell office:value-type="float" office:value="0.0000006" calcext:value-type="float">
            <text:p>0.0000006</text:p>
          </table:table-cell>
          <table:table-cell office:value-type="float" office:value="0" calcext:value-type="float">
            <text:p>0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eothermal</text:p>
          </table:table-cell>
          <table:table-cell office:value-type="string" calcext:value-type="string">
            <text:p>EJ/yr</text:p>
          </table:table-cell>
          <table:table-cell office:value-type="float" office:value="0.0282713" calcext:value-type="float">
            <text:p>0.0282713</text:p>
          </table:table-cell>
          <table:table-cell office:value-type="float" office:value="0.0279919" calcext:value-type="float">
            <text:p>0.0279919</text:p>
          </table:table-cell>
          <table:table-cell office:value-type="float" office:value="0.0269077" calcext:value-type="float">
            <text:p>0.0269077</text:p>
          </table:table-cell>
          <table:table-cell office:value-type="float" office:value="0.0240101" calcext:value-type="float">
            <text:p>0.0240101</text:p>
          </table:table-cell>
          <table:table-cell office:value-type="float" office:value="0.0178848" calcext:value-type="float">
            <text:p>0.0178848</text:p>
          </table:table-cell>
          <table:table-cell office:value-type="float" office:value="0.007912" calcext:value-type="float">
            <text:p>0.007912</text:p>
          </table:table-cell>
          <table:table-cell table:number-columns-repeated="2" office:value-type="float" office:value="0.0000013" calcext:value-type="float">
            <text:p>0.0000013</text:p>
          </table:table-cell>
          <table:table-cell office:value-type="float" office:value="0.0073344" calcext:value-type="float">
            <text:p>0.0073344</text:p>
          </table:table-cell>
          <table:table-cell office:value-type="float" office:value="0.0409446" calcext:value-type="float">
            <text:p>0.0409446</text:p>
          </table:table-cell>
          <table:table-cell office:value-type="float" office:value="0.1226742" calcext:value-type="float">
            <text:p>0.1226742</text:p>
          </table:table-cell>
          <table:table-cell office:value-type="float" office:value="0.3326806" calcext:value-type="float">
            <text:p>0.3326806</text:p>
          </table:table-cell>
          <table:table-cell office:value-type="float" office:value="0.9032549" calcext:value-type="float">
            <text:p>0.9032549</text:p>
          </table:table-cell>
          <table:table-cell office:value-type="float" office:value="1.4384992" calcext:value-type="float">
            <text:p>1.4384992</text:p>
          </table:table-cell>
          <table:table-cell office:value-type="float" office:value="1.6133898" calcext:value-type="float">
            <text:p>1.6133898</text:p>
          </table:table-cell>
          <table:table-cell office:value-type="float" office:value="1.5478505" calcext:value-type="float">
            <text:p>1.5478505</text:p>
          </table:table-cell>
          <table:table-cell office:value-type="float" office:value="1.5915597" calcext:value-type="float">
            <text:p>1.5915597</text:p>
          </table:table-cell>
          <table:table-cell office:value-type="float" office:value="1.7996153" calcext:value-type="float">
            <text:p>1.7996153</text:p>
          </table:table-cell>
          <table:table-cell office:value-type="float" office:value="1.3093816" calcext:value-type="float">
            <text:p>1.3093816</text:p>
          </table:table-cell>
          <table:table-cell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EJ/yr</text:p>
          </table:table-cell>
          <table:table-cell table:number-columns-repeated="19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EJ/yr</text:p>
          </table:table-cell>
          <table:table-cell office:value-type="float" office:value="0.0203666" calcext:value-type="float">
            <text:p>0.0203666</text:p>
          </table:table-cell>
          <table:table-cell office:value-type="float" office:value="0.0177922" calcext:value-type="float">
            <text:p>0.0177922</text:p>
          </table:table-cell>
          <table:table-cell office:value-type="float" office:value="0.0202942" calcext:value-type="float">
            <text:p>0.0202942</text:p>
          </table:table-cell>
          <table:table-cell office:value-type="float" office:value="0.0698391" calcext:value-type="float">
            <text:p>0.0698391</text:p>
          </table:table-cell>
          <table:table-cell office:value-type="float" office:value="0.3240412" calcext:value-type="float">
            <text:p>0.3240412</text:p>
          </table:table-cell>
          <table:table-cell office:value-type="float" office:value="0.6214501" calcext:value-type="float">
            <text:p>0.6214501</text:p>
          </table:table-cell>
          <table:table-cell office:value-type="float" office:value="0.8778629" calcext:value-type="float">
            <text:p>0.8778629</text:p>
          </table:table-cell>
          <table:table-cell office:value-type="float" office:value="1.0652784" calcext:value-type="float">
            <text:p>1.0652784</text:p>
          </table:table-cell>
          <table:table-cell office:value-type="float" office:value="1.1804239" calcext:value-type="float">
            <text:p>1.1804239</text:p>
          </table:table-cell>
          <table:table-cell office:value-type="float" office:value="1.4231501" calcext:value-type="float">
            <text:p>1.4231501</text:p>
          </table:table-cell>
          <table:table-cell office:value-type="float" office:value="1.9193415" calcext:value-type="float">
            <text:p>1.9193415</text:p>
          </table:table-cell>
          <table:table-cell office:value-type="float" office:value="2.8590207" calcext:value-type="float">
            <text:p>2.8590207</text:p>
          </table:table-cell>
          <table:table-cell office:value-type="float" office:value="5.263057" calcext:value-type="float">
            <text:p>5.263057</text:p>
          </table:table-cell>
          <table:table-cell office:value-type="float" office:value="8.5601495" calcext:value-type="float">
            <text:p>8.5601495</text:p>
          </table:table-cell>
          <table:table-cell office:value-type="float" office:value="11.4175368" calcext:value-type="float">
            <text:p>11.4175368</text:p>
          </table:table-cell>
          <table:table-cell office:value-type="float" office:value="12.3779543" calcext:value-type="float">
            <text:p>12.3779543</text:p>
          </table:table-cell>
          <table:table-cell office:value-type="float" office:value="11.6729495" calcext:value-type="float">
            <text:p>11.6729495</text:p>
          </table:table-cell>
          <table:table-cell office:value-type="float" office:value="10.1462331" calcext:value-type="float">
            <text:p>10.1462331</text:p>
          </table:table-cell>
          <table:table-cell office:value-type="float" office:value="8.5658795" calcext:value-type="float">
            <text:p>8.5658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EJ/y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57" calcext:value-type="float">
            <text:p>0.0000057</text:p>
          </table:table-cell>
          <table:table-cell office:value-type="float" office:value="0.0000076" calcext:value-type="float">
            <text:p>0.0000076</text:p>
          </table:table-cell>
          <table:table-cell table:number-columns-repeated="2" office:value-type="float" office:value="0.0000075" calcext:value-type="float">
            <text:p>0.0000075</text:p>
          </table:table-cell>
          <table:table-cell office:value-type="float" office:value="0.0000074" calcext:value-type="float">
            <text:p>0.0000074</text:p>
          </table:table-cell>
          <table:table-cell office:value-type="float" office:value="0.0000071" calcext:value-type="float">
            <text:p>0.0000071</text:p>
          </table:table-cell>
          <table:table-cell office:value-type="float" office:value="0.0000065" calcext:value-type="float">
            <text:p>0.0000065</text:p>
          </table:table-cell>
          <table:table-cell table:number-columns-repeated="4" office:value-type="float" office:value="0.0000057" calcext:value-type="float">
            <text:p>0.0000057</text:p>
          </table:table-cell>
          <table:table-cell office:value-type="float" office:value="0.0000042" calcext:value-type="float">
            <text:p>0.0000042</text:p>
          </table:table-cell>
          <table:table-cell office:value-type="float" office:value="0.0000018" calcext:value-type="float">
            <text:p>0.0000018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EJ/yr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.0012816" calcext:value-type="float">
            <text:p>0.0012816</text:p>
          </table:table-cell>
          <table:table-cell office:value-type="float" office:value="0.0000527" calcext:value-type="float">
            <text:p>0.0000527</text:p>
          </table:table-cell>
          <table:table-cell office:value-type="float" office:value="0.0000414" calcext:value-type="float">
            <text:p>0.0000414</text:p>
          </table:table-cell>
          <table:table-cell office:value-type="float" office:value="0.0000335" calcext:value-type="float">
            <text:p>0.0000335</text:p>
          </table:table-cell>
          <table:table-cell office:value-type="float" office:value="0.0000239" calcext:value-type="float">
            <text:p>0.0000239</text:p>
          </table:table-cell>
          <table:table-cell office:value-type="float" office:value="0.0000155" calcext:value-type="float">
            <text:p>0.0000155</text:p>
          </table:table-cell>
          <table:table-cell office:value-type="float" office:value="0.0000087" calcext:value-type="float">
            <text:p>0.0000087</text:p>
          </table:table-cell>
          <table:table-cell table:number-columns-repeated="7" office:value-type="float" office:value="0.000005" calcext:value-type="float">
            <text:p>0.000005</text:p>
          </table:table-cell>
          <table:table-cell office:value-type="float" office:value="0.0000017" calcext:value-type="float">
            <text:p>0.0000017</text:p>
          </table:table-cell>
          <table:table-cell office:value-type="float" office:value="0.0000008" calcext:value-type="float">
            <text:p>0.0000008</text:p>
          </table:table-cell>
          <table:table-cell office:value-type="float" office:value="0.0000207" calcext:value-type="float">
            <text:p>0.00002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7082" calcext:value-type="float">
            <text:p>0.017082</text:p>
          </table:table-cell>
          <table:table-cell office:value-type="float" office:value="0.0170745" calcext:value-type="float">
            <text:p>0.0170745</text:p>
          </table:table-cell>
          <table:table-cell office:value-type="float" office:value="0.0169467" calcext:value-type="float">
            <text:p>0.0169467</text:p>
          </table:table-cell>
          <table:table-cell office:value-type="float" office:value="0.0164653" calcext:value-type="float">
            <text:p>0.0164653</text:p>
          </table:table-cell>
          <table:table-cell office:value-type="float" office:value="0.0389316" calcext:value-type="float">
            <text:p>0.0389316</text:p>
          </table:table-cell>
          <table:table-cell office:value-type="float" office:value="0.266022" calcext:value-type="float">
            <text:p>0.266022</text:p>
          </table:table-cell>
          <table:table-cell office:value-type="float" office:value="0.8432256" calcext:value-type="float">
            <text:p>0.8432256</text:p>
          </table:table-cell>
          <table:table-cell office:value-type="float" office:value="2.6246367" calcext:value-type="float">
            <text:p>2.6246367</text:p>
          </table:table-cell>
          <table:table-cell office:value-type="float" office:value="5.2629198" calcext:value-type="float">
            <text:p>5.2629198</text:p>
          </table:table-cell>
          <table:table-cell office:value-type="float" office:value="8.5601007" calcext:value-type="float">
            <text:p>8.5601007</text:p>
          </table:table-cell>
          <table:table-cell office:value-type="float" office:value="11.4175204" calcext:value-type="float">
            <text:p>11.4175204</text:p>
          </table:table-cell>
          <table:table-cell office:value-type="float" office:value="12.3779463" calcext:value-type="float">
            <text:p>12.3779463</text:p>
          </table:table-cell>
          <table:table-cell office:value-type="float" office:value="11.6729459" calcext:value-type="float">
            <text:p>11.6729459</text:p>
          </table:table-cell>
          <table:table-cell office:value-type="float" office:value="10.1462121" calcext:value-type="float">
            <text:p>10.1462121</text:p>
          </table:table-cell>
          <table:table-cell office:value-type="float" office:value="8.5658795" calcext:value-type="float">
            <text:p>8.5658795</text:p>
          </table:table-cell>
          <table:table-cell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EJ/yr</text:p>
          </table:table-cell>
          <table:table-cell office:value-type="float" office:value="0.0142566" calcext:value-type="float">
            <text:p>0.0142566</text:p>
          </table:table-cell>
          <table:table-cell office:value-type="float" office:value="0.0165106" calcext:value-type="float">
            <text:p>0.0165106</text:p>
          </table:table-cell>
          <table:table-cell office:value-type="float" office:value="0.0202416" calcext:value-type="float">
            <text:p>0.0202416</text:p>
          </table:table-cell>
          <table:table-cell office:value-type="float" office:value="0.0697977" calcext:value-type="float">
            <text:p>0.0697977</text:p>
          </table:table-cell>
          <table:table-cell office:value-type="float" office:value="0.3069201" calcext:value-type="float">
            <text:p>0.3069201</text:p>
          </table:table-cell>
          <table:table-cell office:value-type="float" office:value="0.6043441" calcext:value-type="float">
            <text:p>0.6043441</text:p>
          </table:table-cell>
          <table:table-cell office:value-type="float" office:value="0.8608932" calcext:value-type="float">
            <text:p>0.8608932</text:p>
          </table:table-cell>
          <table:table-cell office:value-type="float" office:value="1.0487969" calcext:value-type="float">
            <text:p>1.0487969</text:p>
          </table:table-cell>
          <table:table-cell office:value-type="float" office:value="1.1414799" calcext:value-type="float">
            <text:p>1.1414799</text:p>
          </table:table-cell>
          <table:table-cell office:value-type="float" office:value="1.157116" calcext:value-type="float">
            <text:p>1.157116</text:p>
          </table:table-cell>
          <table:table-cell office:value-type="float" office:value="1.0761043" calcext:value-type="float">
            <text:p>1.0761043</text:p>
          </table:table-cell>
          <table:table-cell office:value-type="float" office:value="0.2343733" calcext:value-type="float">
            <text:p>0.2343733</text:p>
          </table:table-cell>
          <table:table-cell office:value-type="float" office:value="0.0001265" calcext:value-type="float">
            <text:p>0.0001265</text:p>
          </table:table-cell>
          <table:table-cell office:value-type="float" office:value="0.0000381" calcext:value-type="float">
            <text:p>0.0000381</text:p>
          </table:table-cell>
          <table:table-cell office:value-type="float" office:value="0.0000057" calcext:value-type="float">
            <text:p>0.0000057</text:p>
          </table:table-cell>
          <table:table-cell office:value-type="float" office:value="0.0000021" calcext:value-type="float">
            <text:p>0.000002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nit</text:p>
          </table:table-cell>
          <table:table-cell table:number-columns-repeated="4"/>
          <table:table-cell office:value-type="float" office:value="2005" calcext:value-type="float">
            <text:p>2005</text:p>
          </table:table-cell>
          <table:table-cell office:value-type="float" office:value="2010" calcext:value-type="float">
            <text:p>2010</text:p>
          </table:table-cell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35" calcext:value-type="float">
            <text:p>2035</text:p>
          </table:table-cell>
          <table:table-cell office:value-type="float" office:value="2040" calcext:value-type="float">
            <text:p>2040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2055" calcext:value-type="float">
            <text:p>2055</text:p>
          </table:table-cell>
          <table:table-cell office:value-type="float" office:value="2060" calcext:value-type="float">
            <text:p>2060</text:p>
          </table:table-cell>
          <table:table-cell office:value-type="float" office:value="2070" calcext:value-type="float">
            <text:p>2070</text:p>
          </table:table-cell>
          <table:table-cell office:value-type="float" office:value="2080" calcext:value-type="float">
            <text:p>2080</text:p>
          </table:table-cell>
          <table:table-cell office:value-type="float" office:value="2090" calcext:value-type="float">
            <text:p>2090</text:p>
          </table:table-cell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 office:value-type="float" office:value="2130" calcext:value-type="float">
            <text:p>2130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office:value-type="float" office:value="0.7180047" calcext:value-type="float">
            <text:p>0.7180047</text:p>
          </table:table-cell>
          <table:table-cell office:value-type="float" office:value="0.6697728" calcext:value-type="float">
            <text:p>0.6697728</text:p>
          </table:table-cell>
          <table:table-cell office:value-type="float" office:value="0.6522286" calcext:value-type="float">
            <text:p>0.6522286</text:p>
          </table:table-cell>
          <table:table-cell office:value-type="float" office:value="0.6962074" calcext:value-type="float">
            <text:p>0.6962074</text:p>
          </table:table-cell>
          <table:table-cell office:value-type="float" office:value="0.7748215" calcext:value-type="float">
            <text:p>0.7748215</text:p>
          </table:table-cell>
          <table:table-cell office:value-type="float" office:value="0.890145" calcext:value-type="float">
            <text:p>0.890145</text:p>
          </table:table-cell>
          <table:table-cell office:value-type="float" office:value="0.9864254" calcext:value-type="float">
            <text:p>0.9864254</text:p>
          </table:table-cell>
          <table:table-cell office:value-type="float" office:value="1.0939204" calcext:value-type="float">
            <text:p>1.0939204</text:p>
          </table:table-cell>
          <table:table-cell office:value-type="float" office:value="1.1928622" calcext:value-type="float">
            <text:p>1.1928622</text:p>
          </table:table-cell>
          <table:table-cell office:value-type="float" office:value="1.2475424" calcext:value-type="float">
            <text:p>1.2475424</text:p>
          </table:table-cell>
          <table:table-cell office:value-type="float" office:value="1.2017965" calcext:value-type="float">
            <text:p>1.2017965</text:p>
          </table:table-cell>
          <table:table-cell office:value-type="float" office:value="1.1004536" calcext:value-type="float">
            <text:p>1.1004536</text:p>
          </table:table-cell>
          <table:table-cell office:value-type="float" office:value="1.0844553" calcext:value-type="float">
            <text:p>1.0844553</text:p>
          </table:table-cell>
          <table:table-cell office:value-type="float" office:value="1.020861" calcext:value-type="float">
            <text:p>1.020861</text:p>
          </table:table-cell>
          <table:table-cell office:value-type="float" office:value="0.8909994" calcext:value-type="float">
            <text:p>0.8909994</text:p>
          </table:table-cell>
          <table:table-cell office:value-type="float" office:value="0.7602605" calcext:value-type="float">
            <text:p>0.7602605</text:p>
          </table:table-cell>
          <table:table-cell office:value-type="float" office:value="0.4846229" calcext:value-type="float">
            <text:p>0.4846229</text:p>
          </table:table-cell>
          <table:table-cell office:value-type="float" office:value="0.4063995" calcext:value-type="float">
            <text:p>0.4063995</text:p>
          </table:table-cell>
          <table:table-cell office:value-type="float" office:value="0.2987415" calcext:value-type="float">
            <text:p>0.2987415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office:value-type="float" office:value="0.5130434" calcext:value-type="float">
            <text:p>0.5130434</text:p>
          </table:table-cell>
          <table:table-cell office:value-type="float" office:value="0.4507262" calcext:value-type="float">
            <text:p>0.4507262</text:p>
          </table:table-cell>
          <table:table-cell office:value-type="float" office:value="0.4164356" calcext:value-type="float">
            <text:p>0.4164356</text:p>
          </table:table-cell>
          <table:table-cell office:value-type="float" office:value="0.4252508" calcext:value-type="float">
            <text:p>0.4252508</text:p>
          </table:table-cell>
          <table:table-cell office:value-type="float" office:value="0.4414233" calcext:value-type="float">
            <text:p>0.4414233</text:p>
          </table:table-cell>
          <table:table-cell office:value-type="float" office:value="0.4669779" calcext:value-type="float">
            <text:p>0.4669779</text:p>
          </table:table-cell>
          <table:table-cell office:value-type="float" office:value="0.4886849" calcext:value-type="float">
            <text:p>0.4886849</text:p>
          </table:table-cell>
          <table:table-cell office:value-type="float" office:value="0.5099202" calcext:value-type="float">
            <text:p>0.5099202</text:p>
          </table:table-cell>
          <table:table-cell office:value-type="float" office:value="0.5206048" calcext:value-type="float">
            <text:p>0.5206048</text:p>
          </table:table-cell>
          <table:table-cell office:value-type="float" office:value="0.5265764" calcext:value-type="float">
            <text:p>0.5265764</text:p>
          </table:table-cell>
          <table:table-cell office:value-type="float" office:value="0.5128216" calcext:value-type="float">
            <text:p>0.5128216</text:p>
          </table:table-cell>
          <table:table-cell office:value-type="float" office:value="0.5152715" calcext:value-type="float">
            <text:p>0.5152715</text:p>
          </table:table-cell>
          <table:table-cell office:value-type="float" office:value="0.4875735" calcext:value-type="float">
            <text:p>0.4875735</text:p>
          </table:table-cell>
          <table:table-cell office:value-type="float" office:value="0.4756208" calcext:value-type="float">
            <text:p>0.4756208</text:p>
          </table:table-cell>
          <table:table-cell office:value-type="float" office:value="0.4565505" calcext:value-type="float">
            <text:p>0.4565505</text:p>
          </table:table-cell>
          <table:table-cell office:value-type="float" office:value="0.4405085" calcext:value-type="float">
            <text:p>0.4405085</text:p>
          </table:table-cell>
          <table:table-cell office:value-type="float" office:value="0.3095312" calcext:value-type="float">
            <text:p>0.3095312</text:p>
          </table:table-cell>
          <table:table-cell office:value-type="float" office:value="0.3128057" calcext:value-type="float">
            <text:p>0.3128057</text:p>
          </table:table-cell>
          <table:table-cell office:value-type="float" office:value="0.256152" calcext:value-type="float">
            <text:p>0.256152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Other Industr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office:value-type="float" office:value="2.6860176" calcext:value-type="float">
            <text:p>2.6860176</text:p>
          </table:table-cell>
          <table:table-cell office:value-type="float" office:value="2.5776026" calcext:value-type="float">
            <text:p>2.5776026</text:p>
          </table:table-cell>
          <table:table-cell office:value-type="float" office:value="2.5315665" calcext:value-type="float">
            <text:p>2.5315665</text:p>
          </table:table-cell>
          <table:table-cell office:value-type="float" office:value="2.5176721" calcext:value-type="float">
            <text:p>2.5176721</text:p>
          </table:table-cell>
          <table:table-cell office:value-type="float" office:value="2.6654973" calcext:value-type="float">
            <text:p>2.6654973</text:p>
          </table:table-cell>
          <table:table-cell office:value-type="float" office:value="2.7263785" calcext:value-type="float">
            <text:p>2.7263785</text:p>
          </table:table-cell>
          <table:table-cell office:value-type="float" office:value="2.707046" calcext:value-type="float">
            <text:p>2.707046</text:p>
          </table:table-cell>
          <table:table-cell office:value-type="float" office:value="2.6644481" calcext:value-type="float">
            <text:p>2.6644481</text:p>
          </table:table-cell>
          <table:table-cell office:value-type="float" office:value="2.6701518" calcext:value-type="float">
            <text:p>2.6701518</text:p>
          </table:table-cell>
          <table:table-cell office:value-type="float" office:value="2.6436966" calcext:value-type="float">
            <text:p>2.6436966</text:p>
          </table:table-cell>
          <table:table-cell office:value-type="float" office:value="2.5526256" calcext:value-type="float">
            <text:p>2.5526256</text:p>
          </table:table-cell>
          <table:table-cell office:value-type="float" office:value="2.357871" calcext:value-type="float">
            <text:p>2.357871</text:p>
          </table:table-cell>
          <table:table-cell office:value-type="float" office:value="2.2040831" calcext:value-type="float">
            <text:p>2.2040831</text:p>
          </table:table-cell>
          <table:table-cell office:value-type="float" office:value="2.0171212" calcext:value-type="float">
            <text:p>2.0171212</text:p>
          </table:table-cell>
          <table:table-cell office:value-type="float" office:value="1.8192744" calcext:value-type="float">
            <text:p>1.8192744</text:p>
          </table:table-cell>
          <table:table-cell office:value-type="float" office:value="1.5776833" calcext:value-type="float">
            <text:p>1.5776833</text:p>
          </table:table-cell>
          <table:table-cell office:value-type="float" office:value="1.0880717" calcext:value-type="float">
            <text:p>1.0880717</text:p>
          </table:table-cell>
          <table:table-cell office:value-type="float" office:value="0.8868917" calcext:value-type="float">
            <text:p>0.8868917</text:p>
          </table:table-cell>
          <table:table-cell office:value-type="float" office:value="0.6760673" calcext:value-type="float">
            <text:p>0.6760673</text:p>
          </table:table-cell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office:value-type="float" office:value="0.301502" calcext:value-type="float">
            <text:p>0.301502</text:p>
          </table:table-cell>
          <table:table-cell office:value-type="float" office:value="0.2693934" calcext:value-type="float">
            <text:p>0.2693934</text:p>
          </table:table-cell>
          <table:table-cell office:value-type="float" office:value="0.237919" calcext:value-type="float">
            <text:p>0.237919</text:p>
          </table:table-cell>
          <table:table-cell office:value-type="float" office:value="0.2386341" calcext:value-type="float">
            <text:p>0.2386341</text:p>
          </table:table-cell>
          <table:table-cell office:value-type="float" office:value="0.2574947" calcext:value-type="float">
            <text:p>0.2574947</text:p>
          </table:table-cell>
          <table:table-cell office:value-type="float" office:value="0.2645509" calcext:value-type="float">
            <text:p>0.2645509</text:p>
          </table:table-cell>
          <table:table-cell office:value-type="float" office:value="0.2497544" calcext:value-type="float">
            <text:p>0.2497544</text:p>
          </table:table-cell>
          <table:table-cell office:value-type="float" office:value="0.2257848" calcext:value-type="float">
            <text:p>0.2257848</text:p>
          </table:table-cell>
          <table:table-cell office:value-type="float" office:value="0.2040091" calcext:value-type="float">
            <text:p>0.2040091</text:p>
          </table:table-cell>
          <table:table-cell office:value-type="float" office:value="0.1861447" calcext:value-type="float">
            <text:p>0.1861447</text:p>
          </table:table-cell>
          <table:table-cell office:value-type="float" office:value="0.1648203" calcext:value-type="float">
            <text:p>0.1648203</text:p>
          </table:table-cell>
          <table:table-cell office:value-type="float" office:value="0.1432841" calcext:value-type="float">
            <text:p>0.1432841</text:p>
          </table:table-cell>
          <table:table-cell office:value-type="float" office:value="0.1218864" calcext:value-type="float">
            <text:p>0.1218864</text:p>
          </table:table-cell>
          <table:table-cell office:value-type="float" office:value="0.1046085" calcext:value-type="float">
            <text:p>0.1046085</text:p>
          </table:table-cell>
          <table:table-cell office:value-type="float" office:value="0.0944641" calcext:value-type="float">
            <text:p>0.0944641</text:p>
          </table:table-cell>
          <table:table-cell office:value-type="float" office:value="0.0881513" calcext:value-type="float">
            <text:p>0.0881513</text:p>
          </table:table-cell>
          <table:table-cell office:value-type="float" office:value="0.0636843" calcext:value-type="float">
            <text:p>0.0636843</text:p>
          </table:table-cell>
          <table:table-cell office:value-type="float" office:value="0.0565157" calcext:value-type="float">
            <text:p>0.0565157</text:p>
          </table:table-cell>
          <table:table-cell office:value-type="float" office:value="0.0472779" calcext:value-type="float">
            <text:p>0.04727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6:06:04.428241951</meta:creation-date>
    <meta:editing-duration>PT49S</meta:editing-duration>
    <meta:editing-cycles>2</meta:editing-cycles>
    <meta:generator>LibreOffice/7.3.7.2$Linux_X86_64 LibreOffice_project/30$Build-2</meta:generator>
    <dc:date>2023-07-18T16:06:40.118568698</dc:date>
    <meta:document-statistic meta:table-count="2" meta:cell-count="1526" meta:object-count="0"/>
  </office:meta>
</office:document-meta>
</file>